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 style:family="graphic">
      <style:graphic-properties loext:decorative="false"/>
    </style:style>
    <style:style style:name="gr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756cm" fo:min-width="2.337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90"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2"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9"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94"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95"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96"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97"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98"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99"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0"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1"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2"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3"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4" style:family="graphic" style:parent-style-name="standard" style:list-style-name="L2">
      <style:graphic-properties draw:stroke="solid" draw:stroke-dash="Dash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6"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9"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8"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37cm" fo:min-width="0.10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3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3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3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3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8"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49"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50"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5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2"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3"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4"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0"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1"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2"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3"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4"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5"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8"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68cm" fo:min-width="0.062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7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4"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5"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8"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0"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1"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2"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3"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4" style:family="graphic" style:parent-style-name="standard" style:list-style-name="L2">
      <style:graphic-properties draw:stroke="solid" draw:stroke-dash="Dash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5"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6"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97"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98"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9"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0"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1"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2" style:family="graphic" style:parent-style-name="standard" style:list-style-name="L2">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3"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4"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5"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6"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7" style:family="graphic" style:parent-style-name="standard" style:list-style-name="L2">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8"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9"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0" style:family="graphic" style:parent-style-name="standard" style:list-style-name="L2">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1"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2"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3" style:family="graphic" style:parent-style-name="standard" style:list-style-name="L2">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4"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5"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31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318"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0"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1" style:family="graphic" style:parent-style-name="standard" style:list-style-name="L2">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2"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756cm" fo:min-width="2.827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363"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364"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365"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366"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P1"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onnector draw:name="Connector" draw:style-name="gr1" draw:text-style-name="P1" draw:layer="layout" svg:x1="28.25cm" svg:y1="8.75cm" svg:x2="31.068cm" svg:y2="3.887cm" draw:start-shape="id1" draw:end-shape="id2" draw:end-glue-point="3" svg:d="M28250 8750h1399v-4863h1419" svg:viewBox="0 0 2819 4864">
          <text:p/>
        </draw:connector>
        <draw:g draw:style-name="gr2" xml:id="id1" draw:id="id1">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 draw:text-style-name="P2" draw:layer="layout" svg:width="2.866cm" svg:height="1.7cm" svg:x="25.383cm" svg:y="9.048cm" svg:viewBox="0 0 2867 1701" svg:d="M2 1701c238 0 2865-1057 2865-1380 0-321-369-321-608-321 0 138-2343 689-2257 1701z">
              <text:p/>
            </draw:path>
            <draw:g draw:style-name="gr4">
              <draw:polygon draw:style-name="gr5" draw:text-style-name="P3" draw:layer="layout" svg:width="3.037cm" svg:height="2.527cm" svg:x="22.173cm" svg:y="8.128cm" svg:viewBox="0 0 3038 2528" draw:points="0,920 0,0 3038,1609 3038,2528">
                <text:p/>
              </draw:polygon>
              <draw:polygon draw:style-name="gr6" draw:text-style-name="P4" draw:layer="layout" svg:width="2.603cm" svg:height="2.297cm" svg:x="25.211cm" svg:y="8.358cm" svg:viewBox="0 0 2604 2298" draw:points="0,2298 0,1379 2604,0 2604,920">
                <text:p/>
              </draw:polygon>
              <draw:polygon draw:style-name="gr7" draw:text-style-name="P5" draw:layer="layout" svg:width="5.642cm" svg:height="2.986cm" svg:x="22.173cm" svg:y="6.75cm" svg:viewBox="0 0 5643 2987" draw:points="3038,2987 0,1379 2604,0 5643,1609">
                <text:p/>
              </draw:polygon>
              <draw:line draw:style-name="gr8" draw:text-style-name="P6" draw:layer="layout" svg:x1="23.215cm" svg:y1="8.864cm" svg:x2="23.215cm" svg:y2="9.416cm">
                <text:p/>
              </draw:line>
              <draw:line draw:style-name="gr9" draw:text-style-name="P6" draw:layer="layout" svg:x1="25.125cm" svg:y1="10.041cm" svg:x2="23.736cm" svg:y2="9.305cm">
                <text:p/>
              </draw:line>
              <draw:line draw:style-name="gr10" draw:text-style-name="P6" draw:layer="layout" svg:x1="23.728cm" svg:y1="9.14cm" svg:x2="23.728cm" svg:y2="9.324cm">
                <text:p/>
              </draw:line>
              <draw:line draw:style-name="gr11" draw:text-style-name="P6" draw:layer="layout" svg:x1="25.117cm" svg:y1="9.875cm" svg:x2="25.117cm" svg:y2="10.059cm">
                <text:p/>
              </draw:line>
              <draw:line draw:style-name="gr12" draw:text-style-name="P6" draw:layer="layout" svg:x1="25.117cm" svg:y1="9.876cm" svg:x2="23.728cm" svg:y2="9.14cm">
                <text:p/>
              </draw:line>
              <draw:polygon draw:style-name="gr13" draw:text-style-name="P7" draw:layer="layout" svg:width="0.173cm" svg:height="0.275cm" svg:x="23.389cm" svg:y="8.956cm" svg:viewBox="0 0 174 276" draw:points="0,184 0,0 174,92 174,276">
                <text:p/>
              </draw:polygon>
              <draw:line draw:style-name="gr14" draw:text-style-name="P6" draw:layer="layout" svg:x1="23.041cm" svg:y1="8.772cm" svg:x2="23.041cm" svg:y2="9.324cm">
                <text:p/>
              </draw:line>
              <draw:line draw:style-name="gr15" draw:text-style-name="P6" draw:layer="layout" svg:x1="22.868cm" svg:y1="8.68cm" svg:x2="22.868cm" svg:y2="9.232cm">
                <text:p/>
              </draw:line>
              <draw:line draw:style-name="gr16" draw:text-style-name="P6" draw:layer="layout" svg:x1="22.694cm" svg:y1="8.588cm" svg:x2="22.694cm" svg:y2="9.14cm">
                <text:p/>
              </draw:line>
              <draw:line draw:style-name="gr17" draw:text-style-name="P6" draw:layer="layout" svg:x1="22.52cm" svg:y1="8.496cm" svg:x2="22.52cm" svg:y2="9.048cm">
                <text:p/>
              </draw:line>
              <draw:line draw:style-name="gr18" draw:text-style-name="P6" draw:layer="layout" svg:x1="22.347cm" svg:y1="8.404cm" svg:x2="22.347cm" svg:y2="8.956cm">
                <text:p/>
              </draw:line>
              <draw:polygon draw:style-name="gr19" draw:text-style-name="P3" draw:layer="layout" svg:width="0.173cm" svg:height="1.011cm" svg:x="22cm" svg:y="8.036cm" svg:viewBox="0 0 174 1012" draw:points="0,920 0,0 174,92 174,1012">
                <text:p/>
              </draw:polygon>
              <draw:polygon draw:style-name="gr20" draw:text-style-name="P3" draw:layer="layout" svg:width="0.173cm" svg:height="1.011cm" svg:x="25.211cm" svg:y="9.737cm" svg:viewBox="0 0 174 1012" draw:points="0,920 0,0 174,92 174,1012">
                <text:p/>
              </draw:polygon>
              <draw:polygon draw:style-name="gr21" draw:text-style-name="P8" draw:layer="layout" svg:width="5.815cm" svg:height="3.998cm" svg:x="22cm" svg:y="6.75cm" svg:viewBox="0 0 5816 3999" draw:points="0,2206 0,1287 174,1379 2777,0 5816,1609 5816,2528 3385,3815 3385,3999">
                <text:p/>
              </draw:polygon>
            </draw:g>
          </draw:g>
          <draw:g draw:style-name="gr2">
            <draw:g draw:style-name="gr4">
              <draw:polygon draw:style-name="gr22" draw:text-style-name="P9" draw:layer="layout" svg:width="0.284cm" svg:height="0.452cm" svg:x="26.66cm" svg:y="9.391cm" svg:viewBox="0 0 285 453" draw:points="0,453 0,151 285,0 285,302">
                <text:p/>
              </draw:polygon>
              <draw:polygon draw:style-name="gr23" draw:text-style-name="P10" draw:layer="layout" svg:width="0.284cm" svg:height="0.452cm" svg:x="26.375cm" svg:y="9.391cm" svg:viewBox="0 0 285 453" draw:points="0,302 0,0 285,151 285,453">
                <text:p/>
              </draw:polygon>
              <draw:polygon draw:style-name="gr24" draw:text-style-name="P11" draw:layer="layout" svg:width="0.569cm" svg:height="0.301cm" svg:x="26.375cm" svg:y="9.241cm" svg:viewBox="0 0 570 302" draw:points="285,302 0,151 285,0 570,151">
                <text:p/>
              </draw:polygon>
            </draw:g>
            <draw:g draw:style-name="gr4">
              <draw:polygon draw:style-name="gr25" draw:text-style-name="P9" draw:layer="layout" svg:width="0.284cm" svg:height="0.452cm" svg:x="26.232cm" svg:y="10.071cm" svg:viewBox="0 0 285 453" draw:points="0,453 0,151 285,0 285,302">
                <text:p/>
              </draw:polygon>
              <draw:polygon draw:style-name="gr26" draw:text-style-name="P10" draw:layer="layout" svg:width="0.284cm" svg:height="0.452cm" svg:x="25.947cm" svg:y="10.071cm" svg:viewBox="0 0 285 453" draw:points="0,302 0,0 285,151 285,453">
                <text:p/>
              </draw:polygon>
              <draw:polygon draw:style-name="gr27" draw:text-style-name="P11" draw:layer="layout" svg:width="0.569cm" svg:height="0.301cm" svg:x="25.947cm" svg:y="9.92cm" svg:viewBox="0 0 570 302" draw:points="285,302 0,151 285,0 570,151">
                <text:p/>
              </draw:polygon>
            </draw:g>
            <draw:g draw:style-name="gr4">
              <draw:polygon draw:style-name="gr28" draw:text-style-name="P9" draw:layer="layout" svg:width="0.284cm" svg:height="0.452cm" svg:x="27.088cm" svg:y="10.071cm" svg:viewBox="0 0 285 453" draw:points="0,453 0,151 285,0 285,302">
                <text:p/>
              </draw:polygon>
              <draw:polygon draw:style-name="gr29" draw:text-style-name="P10" draw:layer="layout" svg:width="0.284cm" svg:height="0.452cm" svg:x="26.803cm" svg:y="10.071cm" svg:viewBox="0 0 285 453" draw:points="0,302 0,0 285,151 285,453">
                <text:p/>
              </draw:polygon>
              <draw:polygon draw:style-name="gr30" draw:text-style-name="P11" draw:layer="layout" svg:width="0.569cm" svg:height="0.301cm" svg:x="26.803cm" svg:y="9.92cm" svg:viewBox="0 0 570 302" draw:points="285,302 0,151 285,0 570,151">
                <text:p/>
              </draw:polygon>
            </draw:g>
            <draw:g draw:style-name="gr4">
              <draw:polygon draw:style-name="gr31" draw:text-style-name="P9" draw:layer="layout" svg:width="0.284cm" svg:height="0.452cm" svg:x="26.66cm" svg:y="10.297cm" svg:viewBox="0 0 285 453" draw:points="0,453 0,151 285,0 285,302">
                <text:p/>
              </draw:polygon>
              <draw:polygon draw:style-name="gr32" draw:text-style-name="P10" draw:layer="layout" svg:width="0.284cm" svg:height="0.452cm" svg:x="26.375cm" svg:y="10.297cm" svg:viewBox="0 0 285 453" draw:points="0,302 0,0 285,151 285,453">
                <text:p/>
              </draw:polygon>
              <draw:polygon draw:style-name="gr33" draw:text-style-name="P11" draw:layer="layout" svg:width="0.569cm" svg:height="0.301cm" svg:x="26.375cm" svg:y="10.146cm" svg:viewBox="0 0 570 302" draw:points="285,302 0,151 285,0 570,151">
                <text:p/>
              </draw:polygon>
            </draw:g>
            <draw:g draw:style-name="gr4">
              <draw:polygon draw:style-name="gr34" draw:text-style-name="P9" draw:layer="layout" svg:width="0.284cm" svg:height="0.452cm" svg:x="27.088cm" svg:y="9.618cm" svg:viewBox="0 0 285 453" draw:points="0,453 0,151 285,0 285,302">
                <text:p/>
              </draw:polygon>
              <draw:polygon draw:style-name="gr35" draw:text-style-name="P10" draw:layer="layout" svg:width="0.284cm" svg:height="0.452cm" svg:x="26.803cm" svg:y="9.618cm" svg:viewBox="0 0 285 453" draw:points="0,302 0,0 285,151 285,453">
                <text:p/>
              </draw:polygon>
              <draw:polygon draw:style-name="gr36" draw:text-style-name="P11" draw:layer="layout" svg:width="0.569cm" svg:height="0.301cm" svg:x="26.803cm" svg:y="9.467cm" svg:viewBox="0 0 570 302" draw:points="285,302 0,151 285,0 570,151">
                <text:p/>
              </draw:polygon>
            </draw:g>
            <draw:g draw:style-name="gr4">
              <draw:polygon draw:style-name="gr37" draw:text-style-name="P9" draw:layer="layout" svg:width="0.284cm" svg:height="0.452cm" svg:x="26.232cm" svg:y="9.618cm" svg:viewBox="0 0 285 453" draw:points="0,453 0,151 285,0 285,302">
                <text:p/>
              </draw:polygon>
              <draw:polygon draw:style-name="gr38" draw:text-style-name="P10" draw:layer="layout" svg:width="0.284cm" svg:height="0.452cm" svg:x="25.947cm" svg:y="9.618cm" svg:viewBox="0 0 285 453" draw:points="0,302 0,0 285,151 285,453">
                <text:p/>
              </draw:polygon>
              <draw:polygon draw:style-name="gr39" draw:text-style-name="P11" draw:layer="layout" svg:width="0.569cm" svg:height="0.301cm" svg:x="25.947cm" svg:y="9.467cm" svg:viewBox="0 0 570 302" draw:points="285,302 0,151 285,0 570,151">
                <text:p/>
              </draw:polygon>
            </draw:g>
            <draw:g draw:style-name="gr4">
              <draw:polygon draw:style-name="gr40" draw:text-style-name="P9" draw:layer="layout" svg:width="0.284cm" svg:height="0.452cm" svg:x="26.66cm" svg:y="9.845cm" svg:viewBox="0 0 285 453" draw:points="0,453 0,151 285,0 285,302">
                <text:p/>
              </draw:polygon>
              <draw:polygon draw:style-name="gr41" draw:text-style-name="P10" draw:layer="layout" svg:width="0.284cm" svg:height="0.452cm" svg:x="26.375cm" svg:y="9.845cm" svg:viewBox="0 0 285 453" draw:points="0,302 0,0 285,151 285,453">
                <text:p/>
              </draw:polygon>
              <draw:polygon draw:style-name="gr42" draw:text-style-name="P11" draw:layer="layout" svg:width="0.569cm" svg:height="0.301cm" svg:x="26.375cm" svg:y="9.694cm" svg:viewBox="0 0 570 302" draw:points="285,302 0,151 285,0 570,151">
                <text:p/>
              </draw:polygon>
            </draw:g>
            <draw:polygon draw:style-name="gr43" draw:text-style-name="P8" draw:layer="layout" svg:width="1.424cm" svg:height="1.508cm" svg:x="25.947cm" svg:y="9.241cm" svg:viewBox="0 0 1425 1509" draw:points="0,1132 0,830 143,755 0,679 0,378 285,226 428,302 428,151 713,0 998,151 998,302 1140,226 1425,378 1425,679 1283,755 1425,830 1425,1132 1140,1283 998,1208 998,1359 713,1509 428,1359 428,1208 285,1283">
              <text:p/>
            </draw:polygon>
          </draw:g>
        </draw:g>
        <draw:g draw:style-name="gr2" xml:id="id14" draw:id="id14">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44" draw:text-style-name="P2" draw:layer="layout" svg:width="1.057cm" svg:height="0.646cm" svg:x="21.192cm" svg:y="17.839cm" svg:viewBox="0 0 1058 647" svg:d="M0 647c264 0 1058-173 1058-345 0-173-384-302-577-302 0 129-481 474-481 647z">
            <text:p/>
          </draw:path>
          <draw:g draw:style-name="gr4">
            <draw:polygon draw:style-name="gr45" draw:text-style-name="P12" draw:layer="layout" svg:width="2.884cm" svg:height="3.02cm" svg:x="18.308cm" svg:y="15.465cm" svg:viewBox="0 0 2885 3021" draw:points="0,1726 0,0 2885,1294 2885,3021">
              <text:p/>
            </draw:polygon>
            <draw:line draw:style-name="gr46" draw:text-style-name="P6" draw:layer="layout" svg:x1="18.308cm" svg:y1="16.76cm" svg:x2="21.193cm" svg:y2="18.054cm">
              <text:p/>
            </draw:line>
            <draw:line draw:style-name="gr47" draw:text-style-name="P6" draw:layer="layout" svg:x1="18.308cm" svg:y1="16.329cm" svg:x2="21.193cm" svg:y2="17.623cm">
              <text:p/>
            </draw:line>
            <draw:line draw:style-name="gr48" draw:text-style-name="P6" draw:layer="layout" svg:x1="18.308cm" svg:y1="15.897cm" svg:x2="21.193cm" svg:y2="17.191cm">
              <text:p/>
            </draw:line>
            <draw:line draw:style-name="gr49" draw:text-style-name="P6" draw:layer="layout" svg:x1="19.269cm" svg:y1="16.76cm" svg:x2="19.269cm" svg:y2="17.192cm">
              <text:p/>
            </draw:line>
            <draw:line draw:style-name="gr50" draw:text-style-name="P6" draw:layer="layout" svg:x1="20.231cm" svg:y1="16.329cm" svg:x2="20.231cm" svg:y2="16.761cm">
              <text:p/>
            </draw:line>
            <draw:line draw:style-name="gr51" draw:text-style-name="P6" draw:layer="layout" svg:x1="20.712cm" svg:y1="17.839cm" svg:x2="20.712cm" svg:y2="18.271cm">
              <text:p/>
            </draw:line>
            <draw:line draw:style-name="gr52" draw:text-style-name="P6" draw:layer="layout" svg:x1="19.751cm" svg:y1="17.407cm" svg:x2="19.751cm" svg:y2="17.839cm">
              <text:p/>
            </draw:line>
            <draw:line draw:style-name="gr53" draw:text-style-name="P6" draw:layer="layout" svg:x1="18.789cm" svg:y1="16.976cm" svg:x2="18.789cm" svg:y2="17.408cm">
              <text:p/>
            </draw:line>
            <draw:line draw:style-name="gr54" draw:text-style-name="P6" draw:layer="layout" svg:x1="19.269cm" svg:y1="15.897cm" svg:x2="19.269cm" svg:y2="16.329cm">
              <text:p/>
            </draw:line>
            <draw:line draw:style-name="gr55" draw:text-style-name="P6" draw:layer="layout" svg:x1="19.751cm" svg:y1="16.544cm" svg:x2="19.751cm" svg:y2="16.976cm">
              <text:p/>
            </draw:line>
            <draw:line draw:style-name="gr56" draw:text-style-name="P6" draw:layer="layout" svg:x1="20.231cm" svg:y1="17.192cm" svg:x2="20.231cm" svg:y2="17.624cm">
              <text:p/>
            </draw:line>
            <draw:line draw:style-name="gr57" draw:text-style-name="P6" draw:layer="layout" svg:x1="20.712cm" svg:y1="16.976cm" svg:x2="20.712cm" svg:y2="17.408cm">
              <text:p/>
            </draw:line>
            <draw:line draw:style-name="gr58" draw:text-style-name="P6" draw:layer="layout" svg:x1="18.789cm" svg:y1="16.112cm" svg:x2="18.789cm" svg:y2="16.544cm">
              <text:p/>
            </draw:line>
            <draw:polygon draw:style-name="gr59" draw:text-style-name="P13" draw:layer="layout" svg:width="0.48cm" svg:height="1.941cm" svg:x="21.192cm" svg:y="16.544cm" svg:viewBox="0 0 481 1942" draw:points="0,1942 0,215 481,0 481,1726">
              <text:p/>
            </draw:polygon>
            <draw:polygon draw:style-name="gr60" draw:text-style-name="P14" draw:layer="layout" svg:width="3.364cm" svg:height="1.509cm" svg:x="18.308cm" svg:y="15.25cm" svg:viewBox="0 0 3365 1510" draw:points="2885,1510 0,215 481,0 3365,1294">
              <text:p/>
            </draw:polygon>
            <draw:line draw:style-name="gr61" draw:text-style-name="P6" draw:layer="layout" svg:x1="20.231cm" svg:y1="16.327cm" svg:x2="20.712cm" svg:y2="16.112cm">
              <text:p/>
            </draw:line>
            <draw:line draw:style-name="gr62" draw:text-style-name="P6" draw:layer="layout" svg:x1="21.192cm" svg:y1="17.191cm" svg:x2="21.673cm" svg:y2="16.976cm">
              <text:p/>
            </draw:line>
            <draw:line draw:style-name="gr63" draw:text-style-name="P6" draw:layer="layout" svg:x1="21.192cm" svg:y1="17.622cm" svg:x2="21.673cm" svg:y2="17.407cm">
              <text:p/>
            </draw:line>
            <draw:line draw:style-name="gr64" draw:text-style-name="P6" draw:layer="layout" svg:x1="21.192cm" svg:y1="18.054cm" svg:x2="21.673cm" svg:y2="17.839cm">
              <text:p/>
            </draw:line>
            <draw:line draw:style-name="gr65" draw:text-style-name="P6" draw:layer="layout" svg:x1="19.269cm" svg:y1="15.897cm" svg:x2="19.75cm" svg:y2="15.682cm">
              <text:p/>
            </draw:line>
            <draw:polygon draw:style-name="gr66" draw:text-style-name="P8" draw:layer="layout" svg:width="3.364cm" svg:height="3.235cm" svg:x="18.308cm" svg:y="15.25cm" svg:viewBox="0 0 3365 3236" draw:points="481,0 3365,1294 3365,3021 2885,3236 0,1942 0,215">
              <text:p/>
            </draw:polygon>
          </draw:g>
        </draw:g>
        <draw:g draw:style-name="gr2" xml:id="id9" draw:id="id9">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7" draw:text-style-name="P2" draw:layer="layout" svg:width="1.83cm" svg:height="0.816cm" svg:x="9.669cm" svg:y="5.682cm" svg:viewBox="0 0 1831 817" svg:d="M0 817c419 0 1831-314 1831-566 0-251-154-251-306-251 0 189-1525 566-1525 817z">
            <text:p/>
          </draw:path>
          <draw:g draw:style-name="gr4">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8" draw:text-style-name="P15" draw:layer="layout" svg:width="1.524cm" svg:height="1.068cm" svg:x="9.669cm" svg:y="5.43cm" svg:viewBox="0 0 1525 1069" draw:points="0,1069 0,629 1525,0 1525,440">
              <text:p/>
            </draw:polygon>
            <draw:polygon draw:style-name="gr69" draw:text-style-name="P16" draw:layer="layout" svg:width="3.812cm" svg:height="1.571cm" svg:x="7.382cm" svg:y="4.487cm" svg:viewBox="0 0 3813 1572" draw:points="2288,1572 0,629 1525,0 3813,943">
              <text:p/>
            </draw:polygon>
            <draw:polygon draw:style-name="gr70" draw:text-style-name="P17" draw:layer="layout" svg:width="2.287cm" svg:height="1.383cm" svg:x="7.382cm" svg:y="5.115cm" svg:viewBox="0 0 2288 1384" draw:points="0,440 0,0 2288,943 2288,1384">
              <text:p/>
            </draw:polygon>
            <draw:polygon draw:style-name="gr71" draw:text-style-name="P8" draw:layer="layout" svg:width="3.812cm" svg:height="2.012cm" svg:x="7.382cm" svg:y="4.487cm" svg:viewBox="0 0 3813 2013" draw:points="0,1069 0,629 1525,0 3813,943 3813,1384 2288,2013">
              <text:p/>
            </draw:polygon>
            <draw:polygon draw:style-name="gr72" draw:text-style-name="P18" draw:layer="layout" svg:width="0.151cm" svg:height="0.25cm" svg:x="9.212cm" svg:y="5.996cm" svg:viewBox="0 0 152 251" draw:points="0,189 0,0 152,63 152,251">
              <text:p/>
            </draw:polygon>
            <draw:polygon draw:style-name="gr73" draw:text-style-name="P19" draw:layer="layout" svg:width="0.151cm" svg:height="1.194cm" svg:x="9.059cm" svg:y="3.418cm" svg:viewBox="0 0 152 1195" draw:points="0,1132 0,0 152,0 152,1195">
              <text:p/>
            </draw:polygon>
            <draw:polygon draw:style-name="gr74" draw:text-style-name="P19" draw:layer="layout" svg:width="0.151cm" svg:height="1.194cm" svg:x="10.89cm" svg:y="4.172cm" svg:viewBox="0 0 152 1195" draw:points="0,1132 0,0 152,0 152,1195">
              <text:p/>
            </draw:polygon>
          </draw:g>
        </draw:g>
        <draw:g draw:style-name="gr2" xml:id="id10" draw:id="id10">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2cm" svg:y="-0.431cm"/>
          <draw:glue-point draw:id="24" svg:x="-1.894cm" svg:y="1.379cm"/>
          <draw:glue-point draw:id="25" svg:x="-0.168cm" svg:y="2.586cm"/>
          <draw:path draw:style-name="gr75" draw:text-style-name="P2" draw:layer="layout" svg:width="1.206cm" svg:height="0.915cm" svg:x="5.293cm" svg:y="9.777cm" svg:viewBox="0 0 1207 916" svg:d="M0 916c255 0 1207-305 1207-550 0-244-23-366-279-366 0 183-928 671-928 916z">
            <text:p/>
          </draw:path>
          <draw:g draw:style-name="gr4">
            <draw:polygon draw:style-name="gr76" draw:text-style-name="P17" draw:layer="layout" svg:width="2.042cm" svg:height="1.831cm" svg:x="3.25cm" svg:y="8.861cm" svg:viewBox="0 0 2043 1832" draw:points="0,489 0,0 2043,1343 2043,1832">
              <text:p/>
            </draw:polygon>
            <draw:polygon draw:style-name="gr77" draw:text-style-name="P15" draw:layer="layout" svg:width="0.927cm" svg:height="1.098cm" svg:x="5.293cm" svg:y="9.594cm" svg:viewBox="0 0 928 1099" draw:points="0,1099 0,611 928,0 928,489">
              <text:p/>
            </draw:polygon>
            <draw:polygon draw:style-name="gr78" draw:text-style-name="P16" draw:layer="layout" svg:width="2.971cm" svg:height="1.953cm" svg:x="3.25cm" svg:y="8.25cm" svg:viewBox="0 0 2972 1954" draw:points="2043,1954 0,611 928,0 2972,1343">
              <text:p/>
            </draw:polygon>
            <draw:polygon draw:style-name="gr79" draw:text-style-name="P7" draw:layer="layout" svg:width="0.185cm" svg:height="0.365cm" svg:x="5.014cm" svg:y="10.143cm" svg:viewBox="0 0 186 366" draw:points="0,244 0,0 186,122 186,366">
              <text:p/>
            </draw:polygon>
            <draw:polygon draw:style-name="gr80" draw:text-style-name="P8" draw:layer="layout" svg:width="2.971cm" svg:height="2.442cm" svg:x="3.25cm" svg:y="8.25cm" svg:viewBox="0 0 2972 2443" draw:points="0,1099 0,611 928,0 2972,1343 2972,1832 2043,2443">
              <text:p/>
            </draw:polygon>
            <draw:polygon draw:style-name="gr81" draw:text-style-name="P20" draw:layer="layout" svg:width="0.092cm" svg:height="0.182cm" svg:x="3.436cm" svg:y="9.166cm" svg:viewBox="0 0 93 183" draw:points="0,122 0,0 93,61 93,183">
              <text:p/>
            </draw:polygon>
            <draw:polygon draw:style-name="gr82" draw:text-style-name="P20" draw:layer="layout" svg:width="0.092cm" svg:height="0.182cm" svg:x="3.621cm" svg:y="9.288cm" svg:viewBox="0 0 93 183" draw:points="0,122 0,0 93,61 93,183">
              <text:p/>
            </draw:polygon>
            <draw:polygon draw:style-name="gr83" draw:text-style-name="P20" draw:layer="layout" svg:width="0.092cm" svg:height="0.182cm" svg:x="3.807cm" svg:y="9.411cm" svg:viewBox="0 0 93 183" draw:points="0,122 0,0 93,61 93,183">
              <text:p/>
            </draw:polygon>
            <draw:polygon draw:style-name="gr84" draw:text-style-name="P20" draw:layer="layout" svg:width="0.092cm" svg:height="0.182cm" svg:x="3.993cm" svg:y="9.533cm" svg:viewBox="0 0 93 183" draw:points="0,122 0,0 93,61 93,183">
              <text:p/>
            </draw:polygon>
            <draw:polygon draw:style-name="gr85" draw:text-style-name="P20" draw:layer="layout" svg:width="0.092cm" svg:height="0.182cm" svg:x="4.178cm" svg:y="9.655cm" svg:viewBox="0 0 93 183" draw:points="0,122 0,0 93,61 93,183">
              <text:p/>
            </draw:polygon>
            <draw:polygon draw:style-name="gr86" draw:text-style-name="P20" draw:layer="layout" svg:width="0.092cm" svg:height="0.182cm" svg:x="4.364cm" svg:y="9.777cm" svg:viewBox="0 0 93 183" draw:points="0,122 0,0 93,61 93,183">
              <text:p/>
            </draw:polygon>
            <draw:polygon draw:style-name="gr87" draw:text-style-name="P20" draw:layer="layout" svg:width="0.092cm" svg:height="0.182cm" svg:x="4.55cm" svg:y="9.899cm" svg:viewBox="0 0 93 183" draw:points="0,122 0,0 93,61 93,183">
              <text:p/>
            </draw:polygon>
            <draw:polygon draw:style-name="gr88" draw:text-style-name="P20" draw:layer="layout" svg:width="0.092cm" svg:height="0.182cm" svg:x="4.736cm" svg:y="10.021cm" svg:viewBox="0 0 93 183" draw:points="0,122 0,0 93,61 93,183">
              <text:p/>
            </draw:polygon>
          </draw:g>
        </draw:g>
        <draw:custom-shape draw:style-name="gr89" draw:text-style-name="P22" xml:id="id8" draw:id="id8" draw:layer="layout" svg:width="4.25cm" svg:height="3cm" svg:x="1.5cm" svg:y="1.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1"><text:span text:style-name="T1">&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0" draw:text-style-name="P2" draw:layer="layout" svg:width="1.38cm" svg:height="0.677cm" svg:x="29.869cm" svg:y="2.823cm" svg:viewBox="0 0 1381 678" svg:d="M0 678c391 0 1004-214 1268-355s0-323-133-323z">
            <text:p/>
          </draw:path>
          <draw:g draw:style-name="gr4">
            <draw:polygon draw:style-name="gr91" draw:text-style-name="P3" draw:layer="layout" svg:width="0.8cm" svg:height="1.677cm" svg:x="29.068cm" svg:y="1.822cm" svg:viewBox="0 0 801 1678" draw:points="0,1291 0,0 801,387 801,1678">
              <text:p/>
            </draw:polygon>
            <draw:polygon draw:style-name="gr92" draw:text-style-name="P4" draw:layer="layout" svg:width="1.134cm" svg:height="1.838cm" svg:x="29.869cm" svg:y="1.661cm" svg:viewBox="0 0 1135 1839" draw:points="0,1839 0,548 1135,0 1135,1291">
              <text:p/>
            </draw:polygon>
            <draw:polygon draw:style-name="gr93" draw:text-style-name="P5" draw:layer="layout" svg:width="1.935cm" svg:height="0.935cm" svg:x="29.068cm" svg:y="1.274cm" svg:viewBox="0 0 1936 936" draw:points="801,936 0,548 1135,0 1936,387">
              <text:p/>
            </draw:polygon>
            <draw:polygon draw:style-name="gr94" draw:text-style-name="P8" draw:layer="layout" svg:width="1.935cm" svg:height="2.225cm" svg:x="29.068cm" svg:y="1.274cm" svg:viewBox="0 0 1936 2226" draw:points="0,1839 0,548 1135,0 1936,387 1936,1678 801,2226">
              <text:p/>
            </draw:polygon>
            <draw:line draw:style-name="gr95" draw:text-style-name="P6" draw:layer="layout" svg:x1="29.735cm" svg:y1="3.177cm" svg:x2="29.201cm" svg:y2="2.919cm">
              <text:p/>
            </draw:line>
            <draw:line draw:style-name="gr96" draw:text-style-name="P6" draw:layer="layout" svg:x1="29.735cm" svg:y1="3.307cm" svg:x2="29.201cm" svg:y2="3.049cm">
              <text:p/>
            </draw:line>
            <draw:line draw:style-name="gr97" draw:text-style-name="P6" draw:layer="layout" svg:x1="29.735cm" svg:y1="3.242cm" svg:x2="29.201cm" svg:y2="2.984cm">
              <text:p/>
            </draw:line>
            <draw:polyline draw:style-name="gr98" draw:text-style-name="P6" draw:layer="layout" svg:width="0.666cm" svg:height="0.386cm" svg:x="29.134cm" svg:y="2.016cm" svg:viewBox="0 0 667 387" draw:points="667,387 0,65 0,0">
              <text:p/>
            </draw:polyline>
            <draw:polyline draw:style-name="gr99" draw:text-style-name="P6" draw:layer="layout" svg:width="0.655cm" svg:height="0.388cm" svg:x="29.146cm" svg:y="2.015cm" svg:viewBox="0 0 656 389" draw:points="656,389 656,324 0,0">
              <text:p/>
            </draw:polyline>
            <draw:polygon draw:style-name="gr100" draw:text-style-name="P7" draw:layer="layout" svg:width="0.077cm" svg:height="0.113cm" svg:x="29.381cm" svg:y="2.66cm" svg:viewBox="0 0 78 114" draw:points="0,76 0,0 78,38 78,114">
              <text:p/>
            </draw:polygon>
            <draw:line draw:style-name="gr101" draw:text-style-name="P6" draw:layer="layout" svg:x1="29.735cm" svg:y1="3.113cm" svg:x2="29.201cm" svg:y2="2.855cm">
              <text:p/>
            </draw:line>
          </draw:g>
        </draw:g>
        <draw:g draw:style-name="gr2" xml:id="id12" draw:id="id12">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2" draw:text-style-name="P2" draw:layer="layout" svg:width="1.604cm" svg:height="0.956cm" svg:x="37.395cm" svg:y="13.043cm" svg:viewBox="0 0 1605 957" svg:d="M1 957c134 0 1604-595 1604-776s-206-181-340-181c0 77-1312 388-1264 957z">
              <text:p/>
            </draw:path>
            <draw:g draw:style-name="gr4">
              <draw:polygon draw:style-name="gr103" draw:text-style-name="P3" draw:layer="layout" svg:width="1.7cm" svg:height="1.421cm" svg:x="35.597cm" svg:y="12.526cm" svg:viewBox="0 0 1701 1422" draw:points="0,517 0,0 1701,905 1701,1422">
                <text:p/>
              </draw:polygon>
              <draw:polygon draw:style-name="gr104" draw:text-style-name="P4" draw:layer="layout" svg:width="1.457cm" svg:height="1.292cm" svg:x="37.298cm" svg:y="12.655cm" svg:viewBox="0 0 1458 1293" draw:points="0,1293 0,776 1458,0 1458,517">
                <text:p/>
              </draw:polygon>
              <draw:polygon draw:style-name="gr105" draw:text-style-name="P5" draw:layer="layout" svg:width="3.159cm" svg:height="1.68cm" svg:x="35.597cm" svg:y="11.75cm" svg:viewBox="0 0 3160 1681" draw:points="1701,1681 0,776 1458,0 3160,905">
                <text:p/>
              </draw:polygon>
              <draw:line draw:style-name="gr106" draw:text-style-name="P6" draw:layer="layout" svg:x1="36.181cm" svg:y1="12.94cm" svg:x2="36.181cm" svg:y2="13.25cm">
                <text:p/>
              </draw:line>
              <draw:line draw:style-name="gr107" draw:text-style-name="P6" draw:layer="layout" svg:x1="37.25cm" svg:y1="13.602cm" svg:x2="36.472cm" svg:y2="13.188cm">
                <text:p/>
              </draw:line>
              <draw:line draw:style-name="gr108" draw:text-style-name="P6" draw:layer="layout" svg:x1="36.468cm" svg:y1="13.095cm" svg:x2="36.468cm" svg:y2="13.198cm">
                <text:p/>
              </draw:line>
              <draw:line draw:style-name="gr109" draw:text-style-name="P6" draw:layer="layout" svg:x1="37.246cm" svg:y1="13.509cm" svg:x2="37.246cm" svg:y2="13.612cm">
                <text:p/>
              </draw:line>
              <draw:line draw:style-name="gr110" draw:text-style-name="P6" draw:layer="layout" svg:x1="37.246cm" svg:y1="13.509cm" svg:x2="36.468cm" svg:y2="13.095cm">
                <text:p/>
              </draw:line>
              <draw:polygon draw:style-name="gr111" draw:text-style-name="P7" draw:layer="layout" svg:width="0.096cm" svg:height="0.154cm" svg:x="36.278cm" svg:y="12.991cm" svg:viewBox="0 0 97 155" draw:points="0,103 0,0 97,52 97,155">
                <text:p/>
              </draw:polygon>
              <draw:line draw:style-name="gr112" draw:text-style-name="P6" draw:layer="layout" svg:x1="36.083cm" svg:y1="12.888cm" svg:x2="36.083cm" svg:y2="13.198cm">
                <text:p/>
              </draw:line>
              <draw:line draw:style-name="gr113" draw:text-style-name="P6" draw:layer="layout" svg:x1="35.986cm" svg:y1="12.836cm" svg:x2="35.986cm" svg:y2="13.146cm">
                <text:p/>
              </draw:line>
              <draw:line draw:style-name="gr114" draw:text-style-name="P6" draw:layer="layout" svg:x1="35.889cm" svg:y1="12.784cm" svg:x2="35.889cm" svg:y2="13.094cm">
                <text:p/>
              </draw:line>
              <draw:line draw:style-name="gr115" draw:text-style-name="P6" draw:layer="layout" svg:x1="35.792cm" svg:y1="12.733cm" svg:x2="35.792cm" svg:y2="13.043cm">
                <text:p/>
              </draw:line>
              <draw:line draw:style-name="gr116" draw:text-style-name="P6" draw:layer="layout" svg:x1="35.694cm" svg:y1="12.681cm" svg:x2="35.694cm" svg:y2="12.991cm">
                <text:p/>
              </draw:line>
              <draw:polygon draw:style-name="gr117" draw:text-style-name="P3" draw:layer="layout" svg:width="0.096cm" svg:height="0.568cm" svg:x="35.5cm" svg:y="12.474cm" svg:viewBox="0 0 97 569" draw:points="0,517 0,0 97,52 97,569">
                <text:p/>
              </draw:polygon>
              <draw:polygon draw:style-name="gr118" draw:text-style-name="P3" draw:layer="layout" svg:width="0.096cm" svg:height="0.568cm" svg:x="37.298cm" svg:y="13.431cm" svg:viewBox="0 0 97 569" draw:points="0,517 0,0 97,52 97,569">
                <text:p/>
              </draw:polygon>
              <draw:polygon draw:style-name="gr119" draw:text-style-name="P8" draw:layer="layout" svg:width="3.256cm" svg:height="2.249cm" svg:x="35.5cm" svg:y="11.75cm" svg:viewBox="0 0 3257 2250" draw:points="0,1241 0,724 97,776 1555,0 3257,905 3257,1422 1896,2147 1896,2250">
                <text:p/>
              </draw:polygon>
            </draw:g>
          </draw:g>
          <draw:g draw:style-name="gr2">
            <draw:custom-shape draw:style-name="gr120" draw:text-style-name="P23" draw:layer="layout" svg:width="0.472cm" svg:height="0.643cm" svg:x="37.833cm" svg:y="13.22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1" draw:text-style-name="P24" draw:layer="layout" svg:width="0.472cm" svg:height="0.204cm" svg:x="37.833cm" svg:y="13.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style-name="gr2" xml:id="id11" draw:id="id11">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2" draw:text-style-name="P2" draw:layer="layout" svg:width="1.604cm" svg:height="0.849cm" svg:x="35.145cm" svg:y="15.149cm" svg:viewBox="0 0 1605 850" svg:d="M1 850c134 0 1604-528 1604-689s-206-161-340-161c0 69-1312 345-1264 850z">
              <text:p/>
            </draw:path>
            <draw:g draw:style-name="gr4">
              <draw:polygon draw:style-name="gr123" draw:text-style-name="P3" draw:layer="layout" svg:width="1.7cm" svg:height="1.263cm" svg:x="33.347cm" svg:y="14.689cm" svg:viewBox="0 0 1701 1264" draw:points="0,460 0,0 1701,804 1701,1264">
                <text:p/>
              </draw:polygon>
              <draw:polygon draw:style-name="gr124" draw:text-style-name="P4" draw:layer="layout" svg:width="1.457cm" svg:height="1.148cm" svg:x="35.048cm" svg:y="14.804cm" svg:viewBox="0 0 1458 1149" draw:points="0,1149 0,689 1458,0 1458,460">
                <text:p/>
              </draw:polygon>
              <draw:polygon draw:style-name="gr125" draw:text-style-name="P5" draw:layer="layout" svg:width="3.159cm" svg:height="1.493cm" svg:x="33.347cm" svg:y="14cm" svg:viewBox="0 0 3160 1494" draw:points="1701,1494 0,689 1458,0 3160,804">
                <text:p/>
              </draw:polygon>
              <draw:line draw:style-name="gr126" draw:text-style-name="P6" draw:layer="layout" svg:x1="33.931cm" svg:y1="15.057cm" svg:x2="33.931cm" svg:y2="15.333cm">
                <text:p/>
              </draw:line>
              <draw:line draw:style-name="gr127" draw:text-style-name="P6" draw:layer="layout" svg:x1="35cm" svg:y1="15.646cm" svg:x2="34.222cm" svg:y2="15.278cm">
                <text:p/>
              </draw:line>
              <draw:line draw:style-name="gr128" draw:text-style-name="P6" draw:layer="layout" svg:x1="34.218cm" svg:y1="15.195cm" svg:x2="34.218cm" svg:y2="15.287cm">
                <text:p/>
              </draw:line>
              <draw:line draw:style-name="gr129" draw:text-style-name="P6" draw:layer="layout" svg:x1="34.996cm" svg:y1="15.563cm" svg:x2="34.996cm" svg:y2="15.655cm">
                <text:p/>
              </draw:line>
              <draw:line draw:style-name="gr130" draw:text-style-name="P6" draw:layer="layout" svg:x1="34.996cm" svg:y1="15.563cm" svg:x2="34.218cm" svg:y2="15.195cm">
                <text:p/>
              </draw:line>
              <draw:polygon draw:style-name="gr131" draw:text-style-name="P7" draw:layer="layout" svg:width="0.096cm" svg:height="0.137cm" svg:x="34.028cm" svg:y="15.103cm" svg:viewBox="0 0 97 138" draw:points="0,92 0,0 97,46 97,138">
                <text:p/>
              </draw:polygon>
              <draw:line draw:style-name="gr132" draw:text-style-name="P6" draw:layer="layout" svg:x1="33.833cm" svg:y1="15.011cm" svg:x2="33.833cm" svg:y2="15.287cm">
                <text:p/>
              </draw:line>
              <draw:line draw:style-name="gr133" draw:text-style-name="P6" draw:layer="layout" svg:x1="33.736cm" svg:y1="14.965cm" svg:x2="33.736cm" svg:y2="15.241cm">
                <text:p/>
              </draw:line>
              <draw:line draw:style-name="gr134" draw:text-style-name="P6" draw:layer="layout" svg:x1="33.639cm" svg:y1="14.919cm" svg:x2="33.639cm" svg:y2="15.195cm">
                <text:p/>
              </draw:line>
              <draw:line draw:style-name="gr135" draw:text-style-name="P6" draw:layer="layout" svg:x1="33.542cm" svg:y1="14.873cm" svg:x2="33.542cm" svg:y2="15.149cm">
                <text:p/>
              </draw:line>
              <draw:line draw:style-name="gr136" draw:text-style-name="P6" draw:layer="layout" svg:x1="33.444cm" svg:y1="14.827cm" svg:x2="33.444cm" svg:y2="15.103cm">
                <text:p/>
              </draw:line>
              <draw:polygon draw:style-name="gr137" draw:text-style-name="P3" draw:layer="layout" svg:width="0.096cm" svg:height="0.505cm" svg:x="33.25cm" svg:y="14.643cm" svg:viewBox="0 0 97 506" draw:points="0,460 0,0 97,46 97,506">
                <text:p/>
              </draw:polygon>
              <draw:polygon draw:style-name="gr138" draw:text-style-name="P3" draw:layer="layout" svg:width="0.096cm" svg:height="0.505cm" svg:x="35.048cm" svg:y="15.494cm" svg:viewBox="0 0 97 506" draw:points="0,460 0,0 97,46 97,506">
                <text:p/>
              </draw:polygon>
              <draw:polygon draw:style-name="gr139" draw:text-style-name="P8" draw:layer="layout" svg:width="3.256cm" svg:height="1.999cm" svg:x="33.25cm" svg:y="14cm" svg:viewBox="0 0 3257 2000" draw:points="0,1103 0,643 97,689 1555,0 3257,804 3257,1264 1896,1908 1896,2000">
                <text:p/>
              </draw:polygon>
            </draw:g>
          </draw:g>
          <draw:g draw:style-name="gr4">
            <draw:polygon draw:style-name="gr140" draw:text-style-name="P25" draw:layer="layout" svg:width="0.514cm" svg:height="0.547cm" svg:x="35.622cm" svg:y="15.452cm" svg:viewBox="0 0 515 548" draw:points="0,304 0,0 354,167 386,122 515,183 515,548">
              <text:p/>
            </draw:polygon>
            <draw:polygon draw:style-name="gr141" draw:text-style-name="P26" draw:layer="layout" svg:width="0.578cm" svg:height="0.516cm" svg:x="35.557cm" svg:y="15.483cm" svg:viewBox="0 0 579 517" draw:points="64,274 0,0 515,243 579,517">
              <text:p/>
            </draw:polygon>
            <draw:polygon draw:style-name="gr142" draw:text-style-name="P26" draw:layer="layout" svg:width="0.642cm" svg:height="0.47cm" svg:x="35.493cm" svg:y="15.528cm" svg:viewBox="0 0 643 471" draw:points="129,228 0,0 515,243 643,471">
              <text:p/>
            </draw:polygon>
            <draw:polygon draw:style-name="gr143" draw:text-style-name="P25" draw:layer="layout" svg:width="0.675cm" svg:height="0.41cm" svg:x="35.461cm" svg:y="15.589cm" svg:viewBox="0 0 676 411" draw:points="161,167 0,0 483,213 676,411">
              <text:p/>
            </draw:polygon>
            <draw:polygon draw:style-name="gr144" draw:text-style-name="P8" draw:layer="layout" svg:width="0.675cm" svg:height="0.547cm" svg:x="35.461cm" svg:y="15.452cm" svg:viewBox="0 0 676 548" draw:points="161,61 161,0 515,167 547,122 676,183 676,548 161,304 0,137 90,175 32,76 115,116 97,30">
              <text:p/>
            </draw:polygon>
          </draw:g>
        </draw:g>
        <draw:g draw:style-name="gr2"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5" draw:text-style-name="P2" draw:layer="layout" svg:width="1.38cm" svg:height="0.677cm" svg:x="31.869cm" svg:y="4.323cm" svg:viewBox="0 0 1381 678" svg:d="M0 678c391 0 1004-214 1268-355s0-323-133-323z">
            <text:p/>
          </draw:path>
          <draw:g draw:style-name="gr4">
            <draw:polygon draw:style-name="gr146" draw:text-style-name="P3" draw:layer="layout" svg:width="0.8cm" svg:height="1.677cm" svg:x="31.068cm" svg:y="3.322cm" svg:viewBox="0 0 801 1678" draw:points="0,1291 0,0 801,387 801,1678">
              <text:p/>
            </draw:polygon>
            <draw:polygon draw:style-name="gr147" draw:text-style-name="P4" draw:layer="layout" svg:width="1.134cm" svg:height="1.838cm" svg:x="31.869cm" svg:y="3.161cm" svg:viewBox="0 0 1135 1839" draw:points="0,1839 0,548 1135,0 1135,1291">
              <text:p/>
            </draw:polygon>
            <draw:polygon draw:style-name="gr148" draw:text-style-name="P5" draw:layer="layout" svg:width="1.935cm" svg:height="0.935cm" svg:x="31.068cm" svg:y="2.774cm" svg:viewBox="0 0 1936 936" draw:points="801,936 0,548 1135,0 1936,387">
              <text:p/>
            </draw:polygon>
            <draw:polygon draw:style-name="gr149" draw:text-style-name="P8" draw:layer="layout" svg:width="1.935cm" svg:height="2.225cm" svg:x="31.068cm" svg:y="2.774cm" svg:viewBox="0 0 1936 2226" draw:points="0,1839 0,548 1135,0 1936,387 1936,1678 801,2226">
              <text:p/>
            </draw:polygon>
            <draw:line draw:style-name="gr150" draw:text-style-name="P6" draw:layer="layout" svg:x1="31.735cm" svg:y1="4.677cm" svg:x2="31.201cm" svg:y2="4.419cm">
              <text:p/>
            </draw:line>
            <draw:line draw:style-name="gr151" draw:text-style-name="P6" draw:layer="layout" svg:x1="31.735cm" svg:y1="4.806cm" svg:x2="31.201cm" svg:y2="4.548cm">
              <text:p/>
            </draw:line>
            <draw:line draw:style-name="gr152" draw:text-style-name="P6" draw:layer="layout" svg:x1="31.735cm" svg:y1="4.742cm" svg:x2="31.201cm" svg:y2="4.484cm">
              <text:p/>
            </draw:line>
            <draw:polyline draw:style-name="gr153" draw:text-style-name="P6" draw:layer="layout" svg:width="0.666cm" svg:height="0.386cm" svg:x="31.134cm" svg:y="3.516cm" svg:viewBox="0 0 667 387" draw:points="667,387 0,65 0,0">
              <text:p/>
            </draw:polyline>
            <draw:polyline draw:style-name="gr154" draw:text-style-name="P6" draw:layer="layout" svg:width="0.655cm" svg:height="0.388cm" svg:x="31.146cm" svg:y="3.515cm" svg:viewBox="0 0 656 389" draw:points="656,389 656,324 0,0">
              <text:p/>
            </draw:polyline>
            <draw:polygon draw:style-name="gr155" draw:text-style-name="P7" draw:layer="layout" svg:width="0.077cm" svg:height="0.113cm" svg:x="31.381cm" svg:y="4.16cm" svg:viewBox="0 0 78 114" draw:points="0,76 0,0 78,38 78,114">
              <text:p/>
            </draw:polygon>
            <draw:line draw:style-name="gr156" draw:text-style-name="P6" draw:layer="layout" svg:x1="31.735cm" svg:y1="4.613cm" svg:x2="31.201cm" svg:y2="4.355cm">
              <text:p/>
            </draw:line>
          </draw:g>
        </draw:g>
        <draw:g draw:style-name="gr2" xml:id="id6" draw:id="id6">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57" draw:text-style-name="P2" draw:layer="layout" svg:width="1.265cm" svg:height="0.836cm" svg:x="39.234cm" svg:y="10.413cm" svg:viewBox="0 0 1266 837" svg:d="M0 837c358 0 920-264 1162-438 242-175 0-399-122-399z">
            <text:p/>
          </draw:path>
          <draw:g draw:style-name="gr4">
            <draw:polygon draw:style-name="gr158" draw:text-style-name="P3" draw:layer="layout" svg:width="0.733cm" svg:height="2.071cm" svg:x="38.5cm" svg:y="9.178cm" svg:viewBox="0 0 734 2072" draw:points="0,1594 0,0 734,478 734,2072">
              <text:p/>
            </draw:polygon>
            <draw:polygon draw:style-name="gr159" draw:text-style-name="P4" draw:layer="layout" svg:width="1.039cm" svg:height="2.271cm" svg:x="39.234cm" svg:y="8.978cm" svg:viewBox="0 0 1040 2272" draw:points="0,2272 0,678 1040,0 1040,1594">
              <text:p/>
            </draw:polygon>
            <draw:polygon draw:style-name="gr160" draw:text-style-name="P5" draw:layer="layout" svg:width="1.773cm" svg:height="1.155cm" svg:x="38.5cm" svg:y="8.5cm" svg:viewBox="0 0 1774 1156" draw:points="734,1156 0,678 1040,0 1774,478">
              <text:p/>
            </draw:polygon>
            <draw:polygon draw:style-name="gr161" draw:text-style-name="P8" draw:layer="layout" svg:width="1.773cm" svg:height="2.749cm" svg:x="38.5cm" svg:y="8.5cm" svg:viewBox="0 0 1774 2750" draw:points="0,2272 0,678 1040,0 1774,478 1774,2072 734,2750">
              <text:p/>
            </draw:polygon>
            <draw:line draw:style-name="gr162" draw:text-style-name="P6" draw:layer="layout" svg:x1="39.112cm" svg:y1="10.852cm" svg:x2="38.622cm" svg:y2="10.533cm">
              <text:p/>
            </draw:line>
            <draw:line draw:style-name="gr163" draw:text-style-name="P6" draw:layer="layout" svg:x1="39.112cm" svg:y1="11.011cm" svg:x2="38.622cm" svg:y2="10.692cm">
              <text:p/>
            </draw:line>
            <draw:line draw:style-name="gr164" draw:text-style-name="P6" draw:layer="layout" svg:x1="39.112cm" svg:y1="10.931cm" svg:x2="38.622cm" svg:y2="10.612cm">
              <text:p/>
            </draw:line>
            <draw:polyline draw:style-name="gr165" draw:text-style-name="P6" draw:layer="layout" svg:width="0.611cm" svg:height="0.477cm" svg:x="38.561cm" svg:y="9.417cm" svg:viewBox="0 0 612 478" draw:points="612,478 0,80 0,0">
              <text:p/>
            </draw:polyline>
            <draw:polyline draw:style-name="gr166" draw:text-style-name="P6" draw:layer="layout" svg:width="0.6cm" svg:height="0.479cm" svg:x="38.572cm" svg:y="9.415cm" svg:viewBox="0 0 601 480" draw:points="601,480 601,400 0,0">
              <text:p/>
            </draw:polyline>
            <draw:polygon draw:style-name="gr167" draw:text-style-name="P7" draw:layer="layout" svg:width="0.071cm" svg:height="0.14cm" svg:x="38.788cm" svg:y="10.212cm" svg:viewBox="0 0 72 141" draw:points="0,94 0,0 72,47 72,141">
              <text:p/>
            </draw:polygon>
            <draw:line draw:style-name="gr168" draw:text-style-name="P6" draw:layer="layout" svg:x1="39.112cm" svg:y1="10.772cm" svg:x2="38.622cm" svg:y2="10.453cm">
              <text:p/>
            </draw:line>
          </draw:g>
        </draw:g>
        <draw:g draw:style-name="gr2"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9" draw:text-style-name="P2" draw:layer="layout" svg:width="1.38cm" svg:height="0.677cm" svg:x="35.619cm" svg:y="7.322cm" svg:viewBox="0 0 1381 678" svg:d="M0 678c391 0 1004-214 1268-355s0-323-133-323z">
            <text:p/>
          </draw:path>
          <draw:g draw:style-name="gr4">
            <draw:polygon draw:style-name="gr170" draw:text-style-name="P3" draw:layer="layout" svg:width="0.8cm" svg:height="1.677cm" svg:x="34.818cm" svg:y="6.322cm" svg:viewBox="0 0 801 1678" draw:points="0,1291 0,0 801,387 801,1678">
              <text:p/>
            </draw:polygon>
            <draw:polygon draw:style-name="gr171" draw:text-style-name="P4" draw:layer="layout" svg:width="1.134cm" svg:height="1.838cm" svg:x="35.619cm" svg:y="6.16cm" svg:viewBox="0 0 1135 1839" draw:points="0,1839 0,548 1135,0 1135,1291">
              <text:p/>
            </draw:polygon>
            <draw:polygon draw:style-name="gr172" draw:text-style-name="P5" draw:layer="layout" svg:width="1.935cm" svg:height="0.935cm" svg:x="34.818cm" svg:y="5.773cm" svg:viewBox="0 0 1936 936" draw:points="801,936 0,548 1135,0 1936,387">
              <text:p/>
            </draw:polygon>
            <draw:polygon draw:style-name="gr173" draw:text-style-name="P8" draw:layer="layout" svg:width="1.935cm" svg:height="2.225cm" svg:x="34.818cm" svg:y="5.773cm" svg:viewBox="0 0 1936 2226" draw:points="0,1839 0,548 1135,0 1936,387 1936,1678 801,2226">
              <text:p/>
            </draw:polygon>
            <draw:line draw:style-name="gr174" draw:text-style-name="P6" draw:layer="layout" svg:x1="35.486cm" svg:y1="7.677cm" svg:x2="34.952cm" svg:y2="7.419cm">
              <text:p/>
            </draw:line>
            <draw:line draw:style-name="gr175" draw:text-style-name="P6" draw:layer="layout" svg:x1="35.486cm" svg:y1="7.806cm" svg:x2="34.952cm" svg:y2="7.548cm">
              <text:p/>
            </draw:line>
            <draw:line draw:style-name="gr176" draw:text-style-name="P6" draw:layer="layout" svg:x1="35.486cm" svg:y1="7.741cm" svg:x2="34.952cm" svg:y2="7.483cm">
              <text:p/>
            </draw:line>
            <draw:polyline draw:style-name="gr177" draw:text-style-name="P6" draw:layer="layout" svg:width="0.666cm" svg:height="0.386cm" svg:x="34.885cm" svg:y="6.515cm" svg:viewBox="0 0 667 387" draw:points="667,387 0,65 0,0">
              <text:p/>
            </draw:polyline>
            <draw:polyline draw:style-name="gr178" draw:text-style-name="P6" draw:layer="layout" svg:width="0.655cm" svg:height="0.388cm" svg:x="34.896cm" svg:y="6.514cm" svg:viewBox="0 0 656 389" draw:points="656,389 656,324 0,0">
              <text:p/>
            </draw:polyline>
            <draw:polygon draw:style-name="gr179" draw:text-style-name="P7" draw:layer="layout" svg:width="0.077cm" svg:height="0.113cm" svg:x="35.132cm" svg:y="7.159cm" svg:viewBox="0 0 78 114" draw:points="0,76 0,0 78,38 78,114">
              <text:p/>
            </draw:polygon>
            <draw:line draw:style-name="gr180" draw:text-style-name="P6" draw:layer="layout" svg:x1="35.486cm" svg:y1="7.612cm" svg:x2="34.952cm" svg:y2="7.354cm">
              <text:p/>
            </draw:line>
          </draw:g>
        </draw:g>
        <draw:g draw:style-name="gr2" xml:id="id5" draw:id="id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1" draw:text-style-name="P2" draw:layer="layout" svg:width="1.38cm" svg:height="0.677cm" svg:x="37.051cm" svg:y="9.049cm" svg:viewBox="0 0 1381 678" svg:d="M0 678c391 0 1004-214 1268-355s0-323-133-323z">
            <text:p/>
          </draw:path>
          <draw:g draw:style-name="gr4">
            <draw:polygon draw:style-name="gr182" draw:text-style-name="P3" draw:layer="layout" svg:width="0.8cm" svg:height="1.677cm" svg:x="36.25cm" svg:y="8.049cm" svg:viewBox="0 0 801 1678" draw:points="0,1291 0,0 801,387 801,1678">
              <text:p/>
            </draw:polygon>
            <draw:polygon draw:style-name="gr183" draw:text-style-name="P4" draw:layer="layout" svg:width="1.134cm" svg:height="1.838cm" svg:x="37.051cm" svg:y="7.887cm" svg:viewBox="0 0 1135 1839" draw:points="0,1839 0,548 1135,0 1135,1291">
              <text:p/>
            </draw:polygon>
            <draw:polygon draw:style-name="gr184" draw:text-style-name="P5" draw:layer="layout" svg:width="1.935cm" svg:height="0.935cm" svg:x="36.25cm" svg:y="7.5cm" svg:viewBox="0 0 1936 936" draw:points="801,936 0,548 1135,0 1936,387">
              <text:p/>
            </draw:polygon>
            <draw:polygon draw:style-name="gr185" draw:text-style-name="P8" draw:layer="layout" svg:width="1.935cm" svg:height="2.225cm" svg:x="36.25cm" svg:y="7.5cm" svg:viewBox="0 0 1936 2226" draw:points="0,1839 0,548 1135,0 1936,387 1936,1678 801,2226">
              <text:p/>
            </draw:polygon>
            <draw:line draw:style-name="gr186" draw:text-style-name="P6" draw:layer="layout" svg:x1="36.917cm" svg:y1="9.404cm" svg:x2="36.383cm" svg:y2="9.146cm">
              <text:p/>
            </draw:line>
            <draw:line draw:style-name="gr187" draw:text-style-name="P6" draw:layer="layout" svg:x1="36.917cm" svg:y1="9.533cm" svg:x2="36.383cm" svg:y2="9.275cm">
              <text:p/>
            </draw:line>
            <draw:line draw:style-name="gr188" draw:text-style-name="P6" draw:layer="layout" svg:x1="36.917cm" svg:y1="9.468cm" svg:x2="36.383cm" svg:y2="9.21cm">
              <text:p/>
            </draw:line>
            <draw:polyline draw:style-name="gr189" draw:text-style-name="P6" draw:layer="layout" svg:width="0.666cm" svg:height="0.386cm" svg:x="36.317cm" svg:y="8.242cm" svg:viewBox="0 0 667 387" draw:points="667,387 0,65 0,0">
              <text:p/>
            </draw:polyline>
            <draw:polyline draw:style-name="gr190" draw:text-style-name="P6" draw:layer="layout" svg:width="0.655cm" svg:height="0.388cm" svg:x="36.328cm" svg:y="8.241cm" svg:viewBox="0 0 656 389" draw:points="656,389 656,324 0,0">
              <text:p/>
            </draw:polyline>
            <draw:polygon draw:style-name="gr191" draw:text-style-name="P7" draw:layer="layout" svg:width="0.077cm" svg:height="0.113cm" svg:x="36.564cm" svg:y="8.886cm" svg:viewBox="0 0 78 114" draw:points="0,76 0,0 78,38 78,114">
              <text:p/>
            </draw:polygon>
            <draw:line draw:style-name="gr192" draw:text-style-name="P6" draw:layer="layout" svg:x1="36.917cm" svg:y1="9.339cm" svg:x2="36.383cm" svg:y2="9.081cm">
              <text:p/>
            </draw:line>
          </draw:g>
        </draw:g>
        <draw:connector draw:name="Connector 1" draw:style-name="gr193" draw:text-style-name="P1" draw:layer="layout" svg:x1="28.25cm" svg:y1="8.75cm" svg:x2="29.068cm" svg:y2="2.387cm" draw:start-shape="id1" draw:end-shape="id3" svg:d="M28250 8750h399v-6363h419" svg:viewBox="0 0 819 6364">
          <text:p/>
        </draw:connector>
        <draw:connector draw:name="Connector 2" draw:style-name="gr194" draw:text-style-name="P1" draw:layer="layout" svg:x1="28.25cm" svg:y1="8.75cm" svg:x2="34.818cm" svg:y2="6.886cm" draw:start-shape="id1" draw:end-shape="id4" svg:d="M28250 8750h3275v-1864h3293" svg:viewBox="0 0 6569 1865">
          <text:p/>
        </draw:connector>
        <draw:connector draw:name="Connector 3" draw:style-name="gr195" draw:text-style-name="P1" draw:layer="layout" svg:x1="28.25cm" svg:y1="8.75cm" svg:x2="36.25cm" svg:y2="8.613cm" draw:start-shape="id1" draw:start-glue-point="1" draw:end-shape="id5" svg:d="M28250 8750h3991v-137h4009" svg:viewBox="0 0 8001 138">
          <text:p/>
        </draw:connector>
        <draw:connector draw:name="Connector 4" draw:style-name="gr196" draw:text-style-name="P1" draw:layer="layout" svg:x1="28.25cm" svg:y1="8.75cm" svg:x2="38.5cm" svg:y2="9.875cm" draw:start-shape="id1" draw:end-shape="id6" draw:end-glue-point="3" svg:d="M28250 8750h5115v1125h5135" svg:viewBox="0 0 10251 1126">
          <text:p/>
        </draw:connector>
        <draw:connector draw:name="Connector 5" draw:style-name="gr197" draw:text-style-name="P1" draw:layer="layout" svg:x1="28.25cm" svg:y1="8.75cm" svg:x2="33cm" svg:y2="5.363cm" draw:start-shape="id1" draw:end-shape="id7" svg:d="M28250 8750h2365v-3387h2385" svg:viewBox="0 0 4751 3388">
          <text:p/>
        </draw:connector>
        <draw:connector draw:name="Connector 6" draw:style-name="gr198" draw:text-style-name="P1" draw:layer="layout" svg:x1="5.218cm" svg:y1="3.6cm" svg:x2="7.382cm" svg:y2="4.959cm" draw:start-shape="id8" draw:start-glue-point="12" draw:end-shape="id9" draw:end-glue-point="3" svg:d="M5218 3600h1348v1359h816" svg:viewBox="0 0 2165 1360">
          <text:p/>
        </draw:connector>
        <draw:connector draw:name="Connector 7" draw:style-name="gr199" draw:text-style-name="P1" draw:layer="layout" svg:x1="7.382cm" svg:y1="4.959cm" svg:x2="6.5cm" svg:y2="9.471cm" draw:start-shape="id9" draw:end-shape="id10" svg:d="M7382 4959h-451v4512h-431" svg:viewBox="0 0 883 4513">
          <text:p/>
        </draw:connector>
        <draw:g draw:style-name="gr2" xml:id="id15" draw:id="id15">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00" draw:text-style-name="P2" draw:layer="layout" svg:width="1.89cm" svg:height="0.955cm" svg:x="12.859cm" svg:y="23.988cm" svg:viewBox="0 0 1891 956" svg:d="M0 956c485 0 1734-450 1858-618 123-169-124-338-248-338 0 241-1610 554-1610 956z">
            <text:p/>
          </draw:path>
          <draw:g draw:style-name="gr4">
            <draw:polygon draw:style-name="gr201" draw:text-style-name="P27" draw:layer="layout" svg:width="1.733cm" svg:height="1.462cm" svg:x="12.733cm" svg:y="23.538cm" svg:viewBox="0 0 1734 1463" draw:points="1734,675 1734,0 0,788 0,1463">
              <text:p/>
            </draw:polygon>
            <draw:polygon draw:style-name="gr202" draw:text-style-name="P28" draw:layer="layout" svg:width="1.732cm" svg:height="1.462cm" svg:x="11cm" svg:y="23.538cm" svg:viewBox="0 0 1733 1463" draw:points="1733,1463 1733,788 0,0 0,675">
              <text:p/>
            </draw:polygon>
            <draw:polygon draw:style-name="gr203" draw:text-style-name="P29" draw:layer="layout" svg:width="3.466cm" svg:height="1.574cm" svg:x="11cm" svg:y="22.75cm" svg:viewBox="0 0 3467 1575" draw:points="1733,1575 3467,788 1733,0 0,788">
              <text:p/>
            </draw:polygon>
            <draw:polygon draw:style-name="gr204" draw:text-style-name="P8" draw:layer="layout" svg:width="3.466cm" svg:height="2.249cm" svg:x="11cm" svg:y="22.75cm" svg:viewBox="0 0 3467 2250" draw:points="3467,1463 3467,788 1733,0 0,788 0,1463 1733,2250">
              <text:p/>
            </draw:polygon>
            <draw:polygon draw:style-name="gr205" draw:text-style-name="P30" draw:layer="layout" svg:width="0.99cm" svg:height="0.449cm" svg:x="11.867cm" svg:y="23.481cm" svg:viewBox="0 0 991 450" draw:points="867,338 124,0 0,56 743,394 620,450 991,450 991,281">
              <text:p/>
            </draw:polygon>
            <draw:polygon draw:style-name="gr206" draw:text-style-name="P30" draw:layer="layout" svg:width="0.989cm" svg:height="0.449cm" svg:x="12.61cm" svg:y="23.144cm" svg:viewBox="0 0 990 450" draw:points="248,56 372,0 0,0 0,169 124,113 866,450 990,394">
              <text:p/>
            </draw:polygon>
            <draw:path draw:style-name="gr207" draw:text-style-name="P31" draw:layer="layout" svg:width="0.494cm" svg:height="0.493cm" svg:x="13.724cm" svg:y="23.853cm" svg:viewBox="0 0 495 494" svg:d="M248 22c-123 56-248 225-248 338 0 112 125 168 248 112 124-56 247-225 247-337 0-113-123-169-247-113z">
              <text:p/>
            </draw:path>
            <draw:path draw:style-name="gr208" draw:text-style-name="P31" draw:layer="layout" svg:width="0.494cm" svg:height="0.493cm" svg:x="12.981cm" svg:y="24.191cm" svg:viewBox="0 0 495 494" svg:d="M247 22c-123 56-247 225-247 338 0 112 124 168 247 112 124-56 248-225 248-337 0-113-124-169-248-113z">
              <text:p/>
            </draw:path>
          </draw:g>
        </draw:g>
        <draw:g draw:style-name="gr2" xml:id="id13" draw:id="id1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09" draw:text-style-name="P2" draw:layer="layout" svg:width="1.739cm" svg:height="1.064cm" svg:x="11.51cm" svg:y="14.185cm" svg:viewBox="0 0 1740 1065" svg:d="M0 1065c493 0 1265-336 1598-558 333-221 0-507-168-507z">
            <text:p/>
          </draw:path>
          <draw:g draw:style-name="gr4">
            <draw:polygon draw:style-name="gr210" draw:text-style-name="P3" draw:layer="layout" svg:width="1.009cm" svg:height="2.637cm" svg:x="10.5cm" svg:y="12.612cm" svg:viewBox="0 0 1010 2638" draw:points="0,2029 0,0 1010,609 1010,2638">
              <text:p/>
            </draw:polygon>
            <draw:polygon draw:style-name="gr211" draw:text-style-name="P4" draw:layer="layout" svg:width="1.429cm" svg:height="2.89cm" svg:x="11.51cm" svg:y="12.359cm" svg:viewBox="0 0 1430 2891" draw:points="0,2891 0,862 1430,0 1430,2029">
              <text:p/>
            </draw:polygon>
            <draw:polygon draw:style-name="gr212" draw:text-style-name="P32" draw:layer="layout" svg:width="2.438cm" svg:height="1.47cm" svg:x="10.5cm" svg:y="11.75cm" svg:viewBox="0 0 2439 1471" draw:points="1010,1471 0,862 1430,0 2439,609">
              <text:p/>
            </draw:polygon>
            <draw:polygon draw:style-name="gr213" draw:text-style-name="P8" draw:layer="layout" svg:width="2.438cm" svg:height="3.499cm" svg:x="10.5cm" svg:y="11.75cm" svg:viewBox="0 0 2439 3500" draw:points="0,2891 0,862 1430,0 2439,609 2439,2638 1010,3500">
              <text:p/>
            </draw:polygon>
            <draw:line draw:style-name="gr214" draw:text-style-name="P6" draw:layer="layout" svg:x1="11.341cm" svg:y1="14.743cm" svg:x2="10.668cm" svg:y2="14.337cm">
              <text:p/>
            </draw:line>
            <draw:line draw:style-name="gr215" draw:text-style-name="P6" draw:layer="layout" svg:x1="11.341cm" svg:y1="14.946cm" svg:x2="10.668cm" svg:y2="14.54cm">
              <text:p/>
            </draw:line>
            <draw:line draw:style-name="gr216" draw:text-style-name="P6" draw:layer="layout" svg:x1="11.341cm" svg:y1="14.844cm" svg:x2="10.668cm" svg:y2="14.438cm">
              <text:p/>
            </draw:line>
            <draw:polyline draw:style-name="gr217" draw:text-style-name="P6" draw:layer="layout" svg:width="0.84cm" svg:height="0.608cm" svg:x="10.584cm" svg:y="12.917cm" svg:viewBox="0 0 841 609" draw:points="841,609 0,101 0,0">
              <text:p/>
            </draw:polyline>
            <draw:polyline draw:style-name="gr218" draw:text-style-name="P6" draw:layer="layout" svg:width="0.825cm" svg:height="0.61cm" svg:x="10.599cm" svg:y="12.914cm" svg:viewBox="0 0 826 611" draw:points="826,611 826,509 0,0">
              <text:p/>
            </draw:polyline>
            <draw:polygon draw:style-name="gr219" draw:text-style-name="P7" draw:layer="layout" svg:width="0.098cm" svg:height="0.178cm" svg:x="10.895cm" svg:y="13.929cm" svg:viewBox="0 0 99 179" draw:points="0,120 0,0 99,59 99,179">
              <text:p/>
            </draw:polygon>
            <draw:line draw:style-name="gr220" draw:text-style-name="P6" draw:layer="layout" svg:x1="11.341cm" svg:y1="14.642cm" svg:x2="10.668cm" svg:y2="14.236cm">
              <text:p/>
            </draw:line>
          </draw:g>
          <draw:g draw:style-name="gr4">
            <draw:polygon draw:style-name="gr221" draw:text-style-name="P25" draw:layer="layout" svg:width="0.613cm" svg:height="0.833cm" svg:x="12.543cm" svg:y="13.525cm" svg:viewBox="0 0 614 834" draw:points="0,464 0,0 422,255 461,186 614,278 614,834">
              <text:p/>
            </draw:polygon>
            <draw:polygon draw:style-name="gr222" draw:text-style-name="P26" draw:layer="layout" svg:width="0.69cm" svg:height="0.787cm" svg:x="12.466cm" svg:y="13.572cm" svg:viewBox="0 0 691 788" draw:points="77,417 0,0 614,371 691,788">
              <text:p/>
            </draw:polygon>
            <draw:polygon draw:style-name="gr223" draw:text-style-name="P26" draw:layer="layout" svg:width="0.767cm" svg:height="0.717cm" svg:x="12.389cm" svg:y="13.641cm" svg:viewBox="0 0 768 718" draw:points="154,348 0,0 614,371 768,718">
              <text:p/>
            </draw:polygon>
            <draw:polygon draw:style-name="gr224" draw:text-style-name="P25" draw:layer="layout" svg:width="0.805cm" svg:height="0.624cm" svg:x="12.35cm" svg:y="13.734cm" svg:viewBox="0 0 806 625" draw:points="192,255 0,0 576,325 806,625">
              <text:p/>
            </draw:polygon>
            <draw:polygon draw:style-name="gr225" draw:text-style-name="P8" draw:layer="layout" svg:width="0.805cm" svg:height="0.833cm" svg:x="12.35cm" svg:y="13.525cm" svg:viewBox="0 0 806 834" draw:points="192,93 192,0 614,255 652,186 806,278 806,834 192,464 0,209 107,267 38,116 137,177 115,46">
              <text:p/>
            </draw:polygon>
          </draw:g>
          <draw:g draw:style-name="gr4">
            <draw:polygon draw:style-name="gr226" draw:text-style-name="P25" draw:layer="layout" svg:width="0.354cm" svg:height="0.535cm" svg:x="12.789cm" svg:y="14.585cm" svg:viewBox="0 0 355 536" draw:points="355,0 0,54 355,536">
              <text:p/>
            </draw:polygon>
            <draw:polygon draw:style-name="gr227" draw:text-style-name="P25" draw:layer="layout" svg:width="0.354cm" svg:height="0.535cm" svg:x="12.434cm" svg:y="14.157cm" svg:viewBox="0 0 355 536" draw:points="0,0 355,482 0,536">
              <text:p/>
            </draw:polygon>
            <draw:polygon draw:style-name="gr228" draw:text-style-name="P25" draw:layer="layout" svg:width="0.709cm" svg:height="0.535cm" svg:x="12.434cm" svg:y="14.585cm" svg:viewBox="0 0 710 536" draw:points="710,536 355,0 0,107">
              <text:p/>
            </draw:polygon>
            <draw:polygon draw:style-name="gr229" draw:text-style-name="P25" draw:layer="layout" svg:width="0.709cm" svg:height="0.535cm" svg:x="12.434cm" svg:y="14.157cm" svg:viewBox="0 0 710 536" draw:points="710,428 355,536 0,0">
              <text:p/>
            </draw:polygon>
            <draw:polygon draw:style-name="gr230" draw:text-style-name="P8" draw:layer="layout" svg:width="0.709cm" svg:height="0.963cm" svg:x="12.434cm" svg:y="14.157cm" svg:viewBox="0 0 710 964" draw:points="0,536 0,0 710,428 710,964">
              <text:p/>
            </draw:polygon>
          </draw:g>
          <draw:g draw:style-name="gr2">
            <draw:custom-shape draw:style-name="gr231" draw:text-style-name="P23" draw:layer="layout" svg:width="0.648cm" svg:height="0.998cm" svg:x="11.871cm" svg:y="14.22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2" draw:text-style-name="P24" draw:layer="layout" svg:width="0.648cm" svg:height="0.317cm" svg:x="11.871cm" svg:y="14.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233" draw:text-style-name="P33" draw:layer="layout" svg:width="0.709cm" svg:height="0.736cm" svg:x="11.844cm" svg:y="13.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34" draw:text-style-name="P34" draw:layer="layout" svg:width="0.431cm" svg:height="0.687cm" svg:x="12.004cm" svg:y="13.698cm" svg:viewBox="0 0 432 688" draw:points="0,48 78,48 118,24 196,0 314,48 236,48 275,119 157,237 118,261 78,285 157,333 196,380 314,380 432,451 354,593 236,688 236,546 157,451 196,404 118,333 40,309 0,214">
              <text:p/>
            </draw:polygon>
            <draw:path draw:style-name="gr235" draw:text-style-name="P34" draw:layer="layout" svg:width="0.178cm" svg:height="0.313cm" svg:x="12.357cm" svg:y="13.741cm" svg:viewBox="0 0 179 314" svg:d="M157 314v-24l-39-71v-72l-40-95-78-47c78-47 236 261 157 309z">
              <text:p/>
            </draw:path>
            <draw:g draw:style-name="gr4">
              <draw:line draw:style-name="gr236" draw:text-style-name="P35" draw:layer="layout" svg:x1="12.161cm" svg:y1="14.149cm" svg:x2="12.121cm" svg:y2="13.983cm">
                <text:p/>
              </draw:line>
              <draw:line draw:style-name="gr237" draw:text-style-name="P35" draw:layer="layout" svg:x1="12.16cm" svg:y1="14.149cm" svg:x2="12.2cm" svg:y2="14.03cm">
                <text:p/>
              </draw:line>
              <draw:line draw:style-name="gr238" draw:text-style-name="P35" draw:layer="layout" svg:x1="12.24cm" svg:y1="14.149cm" svg:x2="12.2cm" svg:y2="14.03cm">
                <text:p/>
              </draw:line>
              <draw:line draw:style-name="gr239" draw:text-style-name="P35" draw:layer="layout" svg:x1="12.239cm" svg:y1="14.149cm" svg:x2="12.279cm" svg:y2="13.983cm">
                <text:p/>
              </draw:line>
            </draw:g>
            <draw:g draw:style-name="gr4">
              <draw:line draw:style-name="gr240" draw:text-style-name="P35" draw:layer="layout" svg:x1="12.397cm" svg:y1="14.149cm" svg:x2="12.357cm" svg:y2="13.983cm">
                <text:p/>
              </draw:line>
              <draw:line draw:style-name="gr241" draw:text-style-name="P35" draw:layer="layout" svg:x1="12.396cm" svg:y1="14.149cm" svg:x2="12.436cm" svg:y2="14.03cm">
                <text:p/>
              </draw:line>
              <draw:line draw:style-name="gr242" draw:text-style-name="P35" draw:layer="layout" svg:x1="12.476cm" svg:y1="14.149cm" svg:x2="12.436cm" svg:y2="14.03cm">
                <text:p/>
              </draw:line>
              <draw:line draw:style-name="gr243" draw:text-style-name="P35" draw:layer="layout" svg:x1="12.475cm" svg:y1="14.149cm" svg:x2="12.515cm" svg:y2="13.983cm">
                <text:p/>
              </draw:line>
            </draw:g>
            <draw:g draw:style-name="gr4">
              <draw:line draw:style-name="gr244" draw:text-style-name="P35" draw:layer="layout" svg:x1="11.926cm" svg:y1="14.149cm" svg:x2="11.886cm" svg:y2="13.983cm">
                <text:p/>
              </draw:line>
              <draw:line draw:style-name="gr245" draw:text-style-name="P35" draw:layer="layout" svg:x1="11.924cm" svg:y1="14.149cm" svg:x2="11.964cm" svg:y2="14.03cm">
                <text:p/>
              </draw:line>
              <draw:line draw:style-name="gr246" draw:text-style-name="P35" draw:layer="layout" svg:x1="12.004cm" svg:y1="14.149cm" svg:x2="11.964cm" svg:y2="14.03cm">
                <text:p/>
              </draw:line>
              <draw:line draw:style-name="gr247" draw:text-style-name="P35" draw:layer="layout" svg:x1="12.004cm" svg:y1="14.149cm" svg:x2="12.044cm" svg:y2="13.983cm">
                <text:p/>
              </draw:line>
            </draw:g>
          </draw:g>
        </draw:g>
        <draw:connector draw:name="Connector 8" draw:style-name="gr248" draw:text-style-name="P1" draw:layer="layout" svg:x1="28.25cm" svg:y1="8.75cm" svg:x2="33.25cm" svg:y2="15cm" draw:start-shape="id1" draw:end-shape="id11" svg:d="M28250 8750h2491v6250h2509" svg:viewBox="0 0 5001 6251">
          <text:p/>
        </draw:connector>
        <draw:connector draw:name="Connector 9" draw:style-name="gr249" draw:text-style-name="P1" draw:layer="layout" svg:x1="28.25cm" svg:y1="8.75cm" svg:x2="35.5cm" svg:y2="12.875cm" draw:start-shape="id1" draw:end-shape="id12" svg:d="M28250 8750h3616v4125h3634" svg:viewBox="0 0 7251 4126">
          <text:p/>
        </draw:connector>
        <draw:connector draw:name="Connector 10" draw:style-name="gr250" draw:text-style-name="P1" draw:layer="layout" svg:x1="6.5cm" svg:y1="9.471cm" svg:x2="10.5cm" svg:y2="13.5cm" draw:start-shape="id10" draw:end-shape="id13" svg:d="M6500 9471h1991v4029h2009" svg:viewBox="0 0 4001 4030">
          <text:p/>
        </draw:connector>
        <draw:g draw:style-name="gr2">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51" draw:text-style-name="P2" draw:layer="layout" svg:width="2.636cm" svg:height="1.594cm" svg:x="36.363cm" svg:y="19.905cm" svg:viewBox="0 0 2637 1595" svg:d="M2 1595c219 0 2635-991 2635-1294 0-301-339-301-559-301 0 129-2156 646-2076 1595z">
              <text:p/>
            </draw:path>
            <draw:g draw:style-name="gr4">
              <draw:polygon draw:style-name="gr252" draw:text-style-name="P17" draw:layer="layout" svg:width="2.794cm" svg:height="2.369cm" svg:x="33.41cm" svg:y="19.043cm" svg:viewBox="0 0 2795 2370" draw:points="0,862 0,0 2795,1509 2795,2370">
                <text:p/>
              </draw:polygon>
              <draw:polygon draw:style-name="gr253" draw:text-style-name="P15" draw:layer="layout" svg:width="2.394cm" svg:height="2.154cm" svg:x="36.204cm" svg:y="19.259cm" svg:viewBox="0 0 2395 2155" draw:points="0,2155 0,1293 2395,0 2395,862">
                <text:p/>
              </draw:polygon>
              <draw:polygon draw:style-name="gr254" draw:text-style-name="P16" draw:layer="layout" svg:width="5.19cm" svg:height="2.8cm" svg:x="33.41cm" svg:y="17.75cm" svg:viewBox="0 0 5191 2801" draw:points="2795,2801 0,1293 2395,0 5191,1509">
                <text:p/>
              </draw:polygon>
              <draw:line draw:style-name="gr255" draw:text-style-name="P6" draw:layer="layout" svg:x1="34.368cm" svg:y1="19.733cm" svg:x2="34.368cm" svg:y2="20.25cm">
                <text:p/>
              </draw:line>
              <draw:line draw:style-name="gr256" draw:text-style-name="P6" draw:layer="layout" svg:x1="36.125cm" svg:y1="20.837cm" svg:x2="34.847cm" svg:y2="20.147cm">
                <text:p/>
              </draw:line>
              <draw:line draw:style-name="gr257" draw:text-style-name="P6" draw:layer="layout" svg:x1="34.84cm" svg:y1="19.991cm" svg:x2="34.84cm" svg:y2="20.163cm">
                <text:p/>
              </draw:line>
              <draw:line draw:style-name="gr258" draw:text-style-name="P6" draw:layer="layout" svg:x1="36.118cm" svg:y1="20.681cm" svg:x2="36.118cm" svg:y2="20.853cm">
                <text:p/>
              </draw:line>
              <draw:line draw:style-name="gr259" draw:text-style-name="P6" draw:layer="layout" svg:x1="36.118cm" svg:y1="20.681cm" svg:x2="34.84cm" svg:y2="19.991cm">
                <text:p/>
              </draw:line>
              <draw:polygon draw:style-name="gr260" draw:text-style-name="P7" draw:layer="layout" svg:width="0.159cm" svg:height="0.258cm" svg:x="34.528cm" svg:y="19.819cm" svg:viewBox="0 0 160 259" draw:points="0,172 0,0 160,86 160,259">
                <text:p/>
              </draw:polygon>
              <draw:line draw:style-name="gr261" draw:text-style-name="P6" draw:layer="layout" svg:x1="34.208cm" svg:y1="19.646cm" svg:x2="34.208cm" svg:y2="20.163cm">
                <text:p/>
              </draw:line>
              <draw:line draw:style-name="gr262" draw:text-style-name="P6" draw:layer="layout" svg:x1="34.049cm" svg:y1="19.56cm" svg:x2="34.049cm" svg:y2="20.077cm">
                <text:p/>
              </draw:line>
              <draw:line draw:style-name="gr263" draw:text-style-name="P6" draw:layer="layout" svg:x1="33.889cm" svg:y1="19.474cm" svg:x2="33.889cm" svg:y2="19.991cm">
                <text:p/>
              </draw:line>
              <draw:line draw:style-name="gr264" draw:text-style-name="P6" draw:layer="layout" svg:x1="33.729cm" svg:y1="19.388cm" svg:x2="33.729cm" svg:y2="19.905cm">
                <text:p/>
              </draw:line>
              <draw:line draw:style-name="gr265" draw:text-style-name="P6" draw:layer="layout" svg:x1="33.569cm" svg:y1="19.301cm" svg:x2="33.569cm" svg:y2="19.818cm">
                <text:p/>
              </draw:line>
              <draw:polygon draw:style-name="gr266" draw:text-style-name="P17" draw:layer="layout" svg:width="0.159cm" svg:height="0.948cm" svg:x="33.25cm" svg:y="18.956cm" svg:viewBox="0 0 160 949" draw:points="0,862 0,0 160,86 160,949">
                <text:p/>
              </draw:polygon>
              <draw:polygon draw:style-name="gr267" draw:text-style-name="P17" draw:layer="layout" svg:width="0.159cm" svg:height="0.948cm" svg:x="36.204cm" svg:y="20.551cm" svg:viewBox="0 0 160 949" draw:points="0,862 0,0 160,86 160,949">
                <text:p/>
              </draw:polygon>
              <draw:polygon draw:style-name="gr268" draw:text-style-name="P8" draw:layer="layout" svg:width="5.35cm" svg:height="3.749cm" svg:x="33.25cm" svg:y="17.75cm" svg:viewBox="0 0 5351 3750" draw:points="0,2069 0,1206 160,1293 2555,0 5351,1509 5351,2370 3114,3578 3114,3750">
                <text:p/>
              </draw:polygon>
            </draw:g>
          </draw:g>
          <draw:g draw:style-name="gr2">
            <draw:custom-shape draw:style-name="gr269" draw:text-style-name="P33" draw:layer="layout" svg:width="0.85cm" svg:height="0.788cm" svg:x="37.04cm" svg:y="20.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70" draw:text-style-name="P34" draw:layer="layout" svg:width="0.517cm" svg:height="0.737cm" svg:x="37.229cm" svg:y="20.548cm" svg:viewBox="0 0 518 738" draw:points="0,51 94,51 141,26 235,0 377,51 283,51 330,127 189,254 141,280 94,305 189,357 235,407 377,407 518,483 424,636 283,738 283,586 189,483 235,433 141,357 47,331 0,229">
              <text:p/>
            </draw:polygon>
            <draw:path draw:style-name="gr271" draw:text-style-name="P34" draw:layer="layout" svg:width="0.213cm" svg:height="0.335cm" svg:x="37.654cm" svg:y="20.594cm" svg:viewBox="0 0 214 336" svg:d="M189 336v-25l-48-77v-76l-47-102-94-51c94-50 283 280 189 331z">
              <text:p/>
            </draw:path>
            <draw:g draw:style-name="gr4">
              <draw:line draw:style-name="gr272" draw:text-style-name="P35" draw:layer="layout" svg:x1="37.418cm" svg:y1="21.032cm" svg:x2="37.371cm" svg:y2="20.854cm">
                <text:p/>
              </draw:line>
              <draw:line draw:style-name="gr273" draw:text-style-name="P35" draw:layer="layout" svg:x1="37.418cm" svg:y1="21.032cm" svg:x2="37.465cm" svg:y2="20.905cm">
                <text:p/>
              </draw:line>
              <draw:line draw:style-name="gr274" draw:text-style-name="P35" draw:layer="layout" svg:x1="37.512cm" svg:y1="21.032cm" svg:x2="37.465cm" svg:y2="20.905cm">
                <text:p/>
              </draw:line>
              <draw:line draw:style-name="gr275" draw:text-style-name="P35" draw:layer="layout" svg:x1="37.512cm" svg:y1="21.032cm" svg:x2="37.559cm" svg:y2="20.854cm">
                <text:p/>
              </draw:line>
            </draw:g>
            <draw:g draw:style-name="gr4">
              <draw:line draw:style-name="gr276" draw:text-style-name="P35" draw:layer="layout" svg:x1="37.701cm" svg:y1="21.032cm" svg:x2="37.654cm" svg:y2="20.854cm">
                <text:p/>
              </draw:line>
              <draw:line draw:style-name="gr277" draw:text-style-name="P35" draw:layer="layout" svg:x1="37.7cm" svg:y1="21.032cm" svg:x2="37.747cm" svg:y2="20.905cm">
                <text:p/>
              </draw:line>
              <draw:line draw:style-name="gr278" draw:text-style-name="P35" draw:layer="layout" svg:x1="37.795cm" svg:y1="21.032cm" svg:x2="37.748cm" svg:y2="20.905cm">
                <text:p/>
              </draw:line>
              <draw:line draw:style-name="gr279" draw:text-style-name="P35" draw:layer="layout" svg:x1="37.795cm" svg:y1="21.032cm" svg:x2="37.842cm" svg:y2="20.854cm">
                <text:p/>
              </draw:line>
            </draw:g>
            <draw:g draw:style-name="gr4">
              <draw:line draw:style-name="gr280" draw:text-style-name="P35" draw:layer="layout" svg:x1="37.135cm" svg:y1="21.032cm" svg:x2="37.088cm" svg:y2="20.854cm">
                <text:p/>
              </draw:line>
              <draw:line draw:style-name="gr281" draw:text-style-name="P35" draw:layer="layout" svg:x1="37.135cm" svg:y1="21.032cm" svg:x2="37.182cm" svg:y2="20.905cm">
                <text:p/>
              </draw:line>
              <draw:line draw:style-name="gr282" draw:text-style-name="P35" draw:layer="layout" svg:x1="37.229cm" svg:y1="21.032cm" svg:x2="37.182cm" svg:y2="20.905cm">
                <text:p/>
              </draw:line>
              <draw:line draw:style-name="gr283" draw:text-style-name="P35" draw:layer="layout" svg:x1="37.229cm" svg:y1="21.032cm" svg:x2="37.276cm" svg:y2="20.854cm">
                <text:p/>
              </draw:line>
            </draw:g>
          </draw:g>
        </draw:g>
        <draw:g draw:style-name="gr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84" draw:text-style-name="P2" draw:layer="layout" svg:width="2.373cm" svg:height="1.241cm" svg:x="29.627cm" svg:y="20.258cm" svg:viewBox="0 0 2374 1242" svg:d="M0 1242c672 0 1725-392 2179-651 454-258 0-591-229-591z">
            <text:p/>
          </draw:path>
          <draw:g draw:style-name="gr4">
            <draw:polygon draw:style-name="gr285" draw:text-style-name="P17" draw:layer="layout" svg:width="1.376cm" svg:height="3.074cm" svg:x="28.25cm" svg:y="18.425cm" svg:viewBox="0 0 1377 3075" draw:points="0,2365 0,0 1377,710 1377,3075">
              <text:p/>
            </draw:polygon>
            <draw:polygon draw:style-name="gr286" draw:text-style-name="P15" draw:layer="layout" svg:width="1.949cm" svg:height="3.369cm" svg:x="29.627cm" svg:y="18.13cm" svg:viewBox="0 0 1950 3370" draw:points="0,3370 0,1005 1950,0 1950,2365">
              <text:p/>
            </draw:polygon>
            <draw:polygon draw:style-name="gr287" draw:text-style-name="P16" draw:layer="layout" svg:width="3.326cm" svg:height="1.714cm" svg:x="28.25cm" svg:y="17.42cm" svg:viewBox="0 0 3327 1715" draw:points="1377,1715 0,1005 1950,0 3327,710">
              <text:p/>
            </draw:polygon>
            <draw:polygon draw:style-name="gr288" draw:text-style-name="P8" draw:layer="layout" svg:width="3.326cm" svg:height="4.079cm" svg:x="28.25cm" svg:y="17.42cm" svg:viewBox="0 0 3327 4080" draw:points="0,3370 0,1005 1950,0 3327,710 3327,3075 1377,4080">
              <text:p/>
            </draw:polygon>
            <draw:line draw:style-name="gr289" draw:text-style-name="P6" draw:layer="layout" svg:x1="29.397cm" svg:y1="20.909cm" svg:x2="28.479cm" svg:y2="20.436cm">
              <text:p/>
            </draw:line>
            <draw:line draw:style-name="gr290" draw:text-style-name="P6" draw:layer="layout" svg:x1="29.397cm" svg:y1="21.145cm" svg:x2="28.479cm" svg:y2="20.672cm">
              <text:p/>
            </draw:line>
            <draw:line draw:style-name="gr291" draw:text-style-name="P6" draw:layer="layout" svg:x1="29.397cm" svg:y1="21.027cm" svg:x2="28.479cm" svg:y2="20.554cm">
              <text:p/>
            </draw:line>
            <draw:polyline draw:style-name="gr292" draw:text-style-name="P6" draw:layer="layout" svg:width="1.146cm" svg:height="0.709cm" svg:x="28.364cm" svg:y="18.78cm" svg:viewBox="0 0 1147 710" draw:points="1147,710 0,118 0,0">
              <text:p/>
            </draw:polyline>
            <draw:polyline draw:style-name="gr293" draw:text-style-name="P6" draw:layer="layout" svg:width="1.126cm" svg:height="0.711cm" svg:x="28.384cm" svg:y="18.777cm" svg:viewBox="0 0 1127 712" draw:points="1127,712 1127,594 0,0">
              <text:p/>
            </draw:polyline>
            <draw:polygon draw:style-name="gr294" draw:text-style-name="P7" draw:layer="layout" svg:width="0.133cm" svg:height="0.208cm" svg:x="28.789cm" svg:y="19.96cm" svg:viewBox="0 0 134 209" draw:points="0,139 0,0 134,69 134,209">
              <text:p/>
            </draw:polygon>
            <draw:line draw:style-name="gr295" draw:text-style-name="P6" draw:layer="layout" svg:x1="29.397cm" svg:y1="20.79cm" svg:x2="28.479cm" svg:y2="20.317cm">
              <text:p/>
            </draw:line>
          </draw:g>
        </draw:g>
        <draw:connector draw:name="Connector 11" draw:style-name="gr296" draw:text-style-name="P1" draw:layer="layout" svg:x1="13.25cm" svg:y1="13.5cm" svg:x2="18.308cm" svg:y2="16.868cm" draw:start-shape="id13" draw:end-shape="id14" svg:d="M13250 13500h2519v3368h2539" svg:viewBox="0 0 5059 3369">
          <text:p/>
        </draw:connector>
        <draw:connector draw:name="Connector 12" draw:style-name="gr297" draw:text-style-name="P1" draw:layer="layout" svg:x1="18.308cm" svg:y1="16.868cm" svg:x2="14.75cm" svg:y2="23.875cm" draw:start-shape="id14" draw:end-shape="id15" svg:d="M18308 16868h-1779v7007h-1779" svg:viewBox="0 0 3559 7008">
          <text:p/>
        </draw:connector>
        <draw:g draw:style-name="gr2" xml:id="id17" draw:id="id17">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style-name="gr2">
            <draw:path draw:style-name="gr298" draw:text-style-name="P2" draw:layer="layout" svg:width="0.831cm" svg:height="0.327cm" svg:x="4.918cm" svg:y="25.422cm" svg:viewBox="0 0 832 328" svg:d="M0 328c209 0 832-109 832-191s-20-137-228-137c0 82-607 82-604 328z">
              <text:p/>
            </draw:path>
            <draw:g draw:style-name="gr4">
              <draw:polygon draw:style-name="gr299" draw:text-style-name="P3" draw:layer="layout" svg:width="0.378cm" svg:height="0.273cm" svg:x="4.612cm" svg:y="25.476cm" svg:viewBox="0 0 379 274" draw:points="0,164 76,0 379,109 303,274">
                <text:p/>
              </draw:polygon>
              <draw:polygon draw:style-name="gr300" draw:text-style-name="P5" draw:layer="layout" svg:width="0.834cm" svg:height="0.3cm" svg:x="4.688cm" svg:y="25.285cm" svg:viewBox="0 0 835 301" draw:points="0,191 152,109 379,27 531,0 835,109 683,137 456,219 303,301">
                <text:p/>
              </draw:polygon>
              <draw:path draw:style-name="gr301" draw:text-style-name="P36" draw:layer="layout" svg:width="0.682cm" svg:height="0.354cm" svg:x="4.915cm" svg:y="25.394cm" svg:viewBox="0 0 683 355" svg:d="M683 109c0-164-152-109-304-54-151 54-303 54-379 300 0 0 303-109 683-246z">
                <text:p/>
              </draw:path>
              <draw:path draw:style-name="gr302" draw:text-style-name="P8" draw:layer="layout" svg:width="0.986cm" svg:height="0.464cm" svg:x="4.612cm" svg:y="25.285cm" svg:viewBox="0 0 987 465" svg:d="M607 0c-151 27-151 27-304 82-75 27-227 55-303 273 152 55 152 55 303 110 87-25 532-191 684-246 0-137-152-137-380-219z">
                <text:p/>
              </draw:path>
            </draw:g>
          </draw:g>
          <draw:g draw:style-name="gr2">
            <draw:path draw:style-name="gr303" draw:text-style-name="P2" draw:layer="layout" svg:width="1.365cm" svg:height="0.655cm" svg:x="4.232cm" svg:y="24.109cm" svg:viewBox="0 0 1366 656" svg:d="M5 656c208 0 1361-27 1361-273s-396-383-605-383c0 82-833 55-756 656z">
              <text:p/>
            </draw:path>
            <draw:g draw:style-name="gr4">
              <draw:polygon draw:style-name="gr304" draw:text-style-name="P3" draw:layer="layout" svg:width="0.758cm" svg:height="0.382cm" svg:x="3.473cm" svg:y="24.382cm" svg:viewBox="0 0 759 383" draw:points="0,109 0,0 759,274 759,383">
                <text:p/>
              </draw:polygon>
              <draw:polygon draw:style-name="gr305" draw:text-style-name="P3" draw:layer="layout" svg:width="0.758cm" svg:height="0.464cm" svg:x="4.081cm" svg:y="23.973cm" svg:viewBox="0 0 759 465" draw:points="0,191 0,0 759,274 759,465">
                <text:p/>
              </draw:polygon>
              <draw:polygon draw:style-name="gr306" draw:text-style-name="P5" draw:layer="layout" svg:width="1.365cm" svg:height="0.491cm" svg:x="3.473cm" svg:y="24.164cm" svg:viewBox="0 0 1366 492" draw:points="0,219 607,0 1366,274 759,492">
                <text:p/>
              </draw:polygon>
              <draw:line draw:style-name="gr307" draw:text-style-name="P6" draw:layer="layout" svg:x1="4.081cm" svg:y1="24.164cm" svg:x2="4.84cm" svg:y2="24.438cm">
                <text:p/>
              </draw:line>
              <draw:polygon draw:style-name="gr308" draw:text-style-name="P36" draw:layer="layout" svg:width="0.758cm" svg:height="0.464cm" svg:x="4.232cm" svg:y="24.3cm" svg:viewBox="0 0 759 465" draw:points="0,465 0,355 607,137 607,0 759,55 759,191">
                <text:p/>
              </draw:polygon>
              <draw:polygon draw:style-name="gr309" draw:text-style-name="P3" draw:layer="layout" svg:width="2.427cm" svg:height="2.077cm" svg:x="2.638cm" svg:y="22.305cm" svg:viewBox="0 0 2428 2078" draw:points="0,1203 0,0 2428,875 2428,2078">
                <text:p/>
              </draw:polygon>
              <draw:polygon draw:style-name="gr310" draw:text-style-name="P37" draw:layer="layout" svg:width="2.276cm" svg:height="1.913cm" svg:x="2.715cm" svg:y="22.387cm" svg:viewBox="0 0 2277 1914" draw:points="0,1094 0,0 2277,820 2277,1914">
                <text:p/>
              </draw:polygon>
              <draw:polygon draw:style-name="gr311" draw:text-style-name="P5" draw:layer="layout" svg:width="2.58cm" svg:height="0.928cm" svg:x="2.638cm" svg:y="22.25cm" svg:viewBox="0 0 2581 929" draw:points="2428,929 0,55 152,0 2581,875">
                <text:p/>
              </draw:polygon>
              <draw:polygon draw:style-name="gr312" draw:text-style-name="P36" draw:layer="layout" svg:width="0.151cm" svg:height="1.257cm" svg:x="5.067cm" svg:y="23.125cm" svg:viewBox="0 0 152 1258" draw:points="0,1258 0,55 152,0 152,1203">
                <text:p/>
              </draw:polygon>
              <draw:polygon draw:style-name="gr313" draw:text-style-name="P8" draw:layer="layout" svg:width="2.58cm" svg:height="2.514cm" svg:x="2.638cm" svg:y="22.25cm" svg:viewBox="0 0 2581 2515" draw:points="152,0 2581,875 2581,2078 2428,2132 2353,2105 2353,2242 1594,2515 835,2242 835,2132 1442,1914 1442,1777 0,1258 0,55">
                <text:p/>
              </draw:polygon>
            </draw:g>
          </draw:g>
          <draw:g draw:style-name="gr2">
            <draw:path draw:style-name="gr314" draw:text-style-name="P2" draw:layer="layout" svg:width="0.988cm" svg:height="0.327cm" svg:x="3.927cm" svg:y="25.121cm" svg:viewBox="0 0 989 328" svg:d="M5 328c209 0 984-137 984-219s-19-109-228-109c0 82-835 55-756 328z">
              <text:p/>
            </draw:path>
            <draw:g draw:style-name="gr4">
              <draw:polygon draw:style-name="gr315" draw:text-style-name="P5" draw:layer="layout" svg:width="3.262cm" svg:height="1.175cm" svg:x="1.5cm" svg:y="24.191cm" svg:viewBox="0 0 3263 1176" draw:points="2428,1176 0,301 835,0 3263,875">
                <text:p/>
              </draw:polygon>
              <draw:polygon draw:style-name="gr316" draw:text-style-name="P38" draw:layer="layout" svg:width="2.2cm" svg:height="0.792cm" svg:x="1.728cm" svg:y="24.273cm" svg:viewBox="0 0 2201 793" draw:points="0,219 607,0 2201,574 1594,793">
                <text:p/>
              </draw:polygon>
              <draw:polygon draw:style-name="gr317" draw:text-style-name="P38" draw:layer="layout" svg:width="1.062cm" svg:height="0.382cm" svg:x="3.473cm" svg:y="24.902cm" svg:viewBox="0 0 1063 383" draw:points="0,219 607,0 1063,164 456,383">
                <text:p/>
              </draw:polygon>
              <draw:polygon draw:style-name="gr318" draw:text-style-name="P36" draw:layer="layout" svg:width="0.834cm" svg:height="0.409cm" svg:x="3.928cm" svg:y="25.066cm" svg:viewBox="0 0 835 410" draw:points="0,410 0,301 835,0 835,109">
                <text:p/>
              </draw:polygon>
              <draw:line draw:style-name="gr319" draw:text-style-name="P6" draw:layer="layout" svg:x1="1.879cm" svg:y1="24.437cm" svg:x2="3.473cm" svg:y2="25.011cm">
                <text:p/>
              </draw:line>
              <draw:line draw:style-name="gr320" draw:text-style-name="P6" draw:layer="layout" svg:x1="2.031cm" svg:y1="24.382cm" svg:x2="3.625cm" svg:y2="24.956cm">
                <text:p/>
              </draw:line>
              <draw:line draw:style-name="gr321" draw:text-style-name="P6" draw:layer="layout" svg:x1="2.183cm" svg:y1="24.328cm" svg:x2="3.777cm" svg:y2="24.902cm">
                <text:p/>
              </draw:line>
              <draw:line draw:style-name="gr322" draw:text-style-name="P6" draw:layer="layout" svg:x1="3.625cm" svg:y1="24.847cm" svg:x2="3.777cm" svg:y2="24.792cm">
                <text:p/>
              </draw:line>
              <draw:line draw:style-name="gr323" draw:text-style-name="P6" draw:layer="layout" svg:x1="3.473cm" svg:y1="24.793cm" svg:x2="3.625cm" svg:y2="24.738cm">
                <text:p/>
              </draw:line>
              <draw:line draw:style-name="gr324" draw:text-style-name="P6" draw:layer="layout" svg:x1="3.322cm" svg:y1="24.739cm" svg:x2="3.474cm" svg:y2="24.684cm">
                <text:p/>
              </draw:line>
              <draw:line draw:style-name="gr325" draw:text-style-name="P6" draw:layer="layout" svg:x1="3.397cm" svg:y1="24.875cm" svg:x2="3.549cm" svg:y2="24.82cm">
                <text:p/>
              </draw:line>
              <draw:line draw:style-name="gr326" draw:text-style-name="P6" draw:layer="layout" svg:x1="3.246cm" svg:y1="24.82cm" svg:x2="3.398cm" svg:y2="24.765cm">
                <text:p/>
              </draw:line>
              <draw:line draw:style-name="gr327" draw:text-style-name="P6" draw:layer="layout" svg:x1="3.094cm" svg:y1="24.766cm" svg:x2="3.246cm" svg:y2="24.711cm">
                <text:p/>
              </draw:line>
              <draw:line draw:style-name="gr328" draw:text-style-name="P6" draw:layer="layout" svg:x1="3.169cm" svg:y1="24.684cm" svg:x2="3.321cm" svg:y2="24.629cm">
                <text:p/>
              </draw:line>
              <draw:line draw:style-name="gr329" draw:text-style-name="P6" draw:layer="layout" svg:x1="2.942cm" svg:y1="24.711cm" svg:x2="3.094cm" svg:y2="24.656cm">
                <text:p/>
              </draw:line>
              <draw:line draw:style-name="gr330" draw:text-style-name="P6" draw:layer="layout" svg:x1="3.018cm" svg:y1="24.629cm" svg:x2="3.17cm" svg:y2="24.574cm">
                <text:p/>
              </draw:line>
              <draw:line draw:style-name="gr331" draw:text-style-name="P6" draw:layer="layout" svg:x1="2.866cm" svg:y1="24.574cm" svg:x2="3.018cm" svg:y2="24.519cm">
                <text:p/>
              </draw:line>
              <draw:line draw:style-name="gr332" draw:text-style-name="P6" draw:layer="layout" svg:x1="2.715cm" svg:y1="24.52cm" svg:x2="2.867cm" svg:y2="24.465cm">
                <text:p/>
              </draw:line>
              <draw:line draw:style-name="gr333" draw:text-style-name="P6" draw:layer="layout" svg:x1="2.79cm" svg:y1="24.656cm" svg:x2="2.942cm" svg:y2="24.601cm">
                <text:p/>
              </draw:line>
              <draw:line draw:style-name="gr334" draw:text-style-name="P6" draw:layer="layout" svg:x1="2.638cm" svg:y1="24.601cm" svg:x2="2.79cm" svg:y2="24.546cm">
                <text:p/>
              </draw:line>
              <draw:line draw:style-name="gr335" draw:text-style-name="P6" draw:layer="layout" svg:x1="2.487cm" svg:y1="24.547cm" svg:x2="2.639cm" svg:y2="24.492cm">
                <text:p/>
              </draw:line>
              <draw:line draw:style-name="gr336" draw:text-style-name="P6" draw:layer="layout" svg:x1="2.562cm" svg:y1="24.465cm" svg:x2="2.714cm" svg:y2="24.41cm">
                <text:p/>
              </draw:line>
              <draw:line draw:style-name="gr337" draw:text-style-name="P6" draw:layer="layout" svg:x1="2.335cm" svg:y1="24.492cm" svg:x2="2.487cm" svg:y2="24.437cm">
                <text:p/>
              </draw:line>
              <draw:line draw:style-name="gr338" draw:text-style-name="P6" draw:layer="layout" svg:x1="2.41cm" svg:y1="24.41cm" svg:x2="2.562cm" svg:y2="24.355cm">
                <text:p/>
              </draw:line>
              <draw:line draw:style-name="gr339" draw:text-style-name="P6" draw:layer="layout" svg:x1="2.259cm" svg:y1="24.355cm" svg:x2="2.411cm" svg:y2="24.3cm">
                <text:p/>
              </draw:line>
              <draw:line draw:style-name="gr340" draw:text-style-name="P6" draw:layer="layout" svg:x1="2.183cm" svg:y1="24.437cm" svg:x2="2.335cm" svg:y2="24.382cm">
                <text:p/>
              </draw:line>
              <draw:line draw:style-name="gr341" draw:text-style-name="P6" draw:layer="layout" svg:x1="3.169cm" svg:y1="24.902cm" svg:x2="3.321cm" svg:y2="24.847cm">
                <text:p/>
              </draw:line>
              <draw:line draw:style-name="gr342" draw:text-style-name="P6" draw:layer="layout" svg:x1="3.018cm" svg:y1="24.847cm" svg:x2="3.17cm" svg:y2="24.792cm">
                <text:p/>
              </draw:line>
              <draw:line draw:style-name="gr343" draw:text-style-name="P6" draw:layer="layout" svg:x1="2.866cm" svg:y1="24.793cm" svg:x2="3.018cm" svg:y2="24.738cm">
                <text:p/>
              </draw:line>
              <draw:line draw:style-name="gr344" draw:text-style-name="P6" draw:layer="layout" svg:x1="2.79cm" svg:y1="24.875cm" svg:x2="2.942cm" svg:y2="24.82cm">
                <text:p/>
              </draw:line>
              <draw:line draw:style-name="gr345" draw:text-style-name="P6" draw:layer="layout" svg:x1="2.638cm" svg:y1="24.82cm" svg:x2="2.79cm" svg:y2="24.765cm">
                <text:p/>
              </draw:line>
              <draw:line draw:style-name="gr346" draw:text-style-name="P6" draw:layer="layout" svg:x1="2.715cm" svg:y1="24.739cm" svg:x2="2.867cm" svg:y2="24.684cm">
                <text:p/>
              </draw:line>
              <draw:line draw:style-name="gr347" draw:text-style-name="P6" draw:layer="layout" svg:x1="2.562cm" svg:y1="24.684cm" svg:x2="2.714cm" svg:y2="24.629cm">
                <text:p/>
              </draw:line>
              <draw:line draw:style-name="gr348" draw:text-style-name="P6" draw:layer="layout" svg:x1="2.41cm" svg:y1="24.629cm" svg:x2="2.562cm" svg:y2="24.574cm">
                <text:p/>
              </draw:line>
              <draw:line draw:style-name="gr349" draw:text-style-name="P6" draw:layer="layout" svg:x1="2.259cm" svg:y1="24.574cm" svg:x2="2.411cm" svg:y2="24.519cm">
                <text:p/>
              </draw:line>
              <draw:line draw:style-name="gr350" draw:text-style-name="P6" draw:layer="layout" svg:x1="2.031cm" svg:y1="24.601cm" svg:x2="2.183cm" svg:y2="24.546cm">
                <text:p/>
              </draw:line>
              <draw:line draw:style-name="gr351" draw:text-style-name="P6" draw:layer="layout" svg:x1="2.107cm" svg:y1="24.52cm" svg:x2="2.259cm" svg:y2="24.465cm">
                <text:p/>
              </draw:line>
              <draw:line draw:style-name="gr352" draw:text-style-name="P6" draw:layer="layout" svg:x1="1.879cm" svg:y1="24.547cm" svg:x2="2.031cm" svg:y2="24.492cm">
                <text:p/>
              </draw:line>
              <draw:line draw:style-name="gr353" draw:text-style-name="P6" draw:layer="layout" svg:x1="3.094cm" svg:y1="24.985cm" svg:x2="3.246cm" svg:y2="24.93cm">
                <text:p/>
              </draw:line>
              <draw:line draw:style-name="gr354" draw:text-style-name="P6" draw:layer="layout" svg:x1="2.942cm" svg:y1="24.93cm" svg:x2="3.094cm" svg:y2="24.875cm">
                <text:p/>
              </draw:line>
              <draw:line draw:style-name="gr355" draw:text-style-name="P6" draw:layer="layout" svg:x1="3.625cm" svg:y1="25.176cm" svg:x2="4.232cm" svg:y2="24.957cm">
                <text:p/>
              </draw:line>
              <draw:line draw:style-name="gr356" draw:text-style-name="P6" draw:layer="layout" svg:x1="3.777cm" svg:y1="25.23cm" svg:x2="4.384cm" svg:y2="25.011cm">
                <text:p/>
              </draw:line>
              <draw:line draw:style-name="gr357" draw:text-style-name="P6" draw:layer="layout" svg:x1="3.928cm" svg:y1="24.957cm" svg:x2="4.384cm" svg:y2="25.121cm">
                <text:p/>
              </draw:line>
              <draw:line draw:style-name="gr358" draw:text-style-name="P6" draw:layer="layout" svg:x1="3.777cm" svg:y1="25.011cm" svg:x2="4.233cm" svg:y2="25.175cm">
                <text:p/>
              </draw:line>
              <draw:line draw:style-name="gr359" draw:text-style-name="P6" draw:layer="layout" svg:x1="3.625cm" svg:y1="25.066cm" svg:x2="3.928cm" svg:y2="25.175cm">
                <text:p/>
              </draw:line>
              <draw:polygon draw:style-name="gr360" draw:text-style-name="P3" draw:layer="layout" svg:width="2.427cm" svg:height="0.983cm" svg:x="1.5cm" svg:y="24.492cm" svg:viewBox="0 0 2428 984" draw:points="0,109 0,0 2428,875 2428,984">
                <text:p/>
              </draw:polygon>
              <draw:polygon draw:style-name="gr361" draw:text-style-name="P8" draw:layer="layout" svg:width="3.262cm" svg:height="1.284cm" svg:x="1.5cm" svg:y="24.191cm" svg:viewBox="0 0 3263 1285" draw:points="835,0 3263,875 3263,984 2428,1285 0,410 0,301">
                <text:p/>
              </draw:polygon>
            </draw:g>
          </draw:g>
        </draw:g>
        <draw:custom-shape draw:style-name="gr362" draw:text-style-name="P22" xml:id="id16" draw:id="id16" draw:layer="layout" svg:width="5cm" svg:height="3cm" svg:x="2.5cm" svg:y="15.2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1"><text:span text:style-name="T1">&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name="Connector 13" draw:style-name="gr363" draw:text-style-name="P1" draw:layer="layout" svg:x1="7.5cm" svg:y1="16.75cm" svg:x2="11cm" svg:y2="23.875cm" draw:start-shape="id16" draw:end-shape="id15" svg:d="M7500 16750h1750v7125h1750" svg:viewBox="0 0 3501 7126">
          <text:p/>
        </draw:connector>
        <draw:connector draw:name="Connector 14" draw:style-name="gr364" draw:text-style-name="P1" draw:layer="layout" svg:x1="3.625cm" svg:y1="22.25cm" svg:x2="5cm" svg:y2="18.25cm" draw:start-shape="id17" draw:end-shape="id16" svg:d="M3625 22250v-2000h1375v-2000" svg:viewBox="0 0 1376 4001">
          <text:p/>
        </draw:connector>
        <draw:connector draw:name="Connector 15" draw:style-name="gr365" draw:text-style-name="P1" draw:layer="layout" svg:x1="20.232cm" svg:y1="15.898cm" svg:x2="25.125cm" svg:y2="10.75cm" draw:start-shape="id14" draw:start-glue-point="5" draw:end-shape="id1" svg:d="M20232 15898v-2897h4893v-2251" svg:viewBox="0 0 4894 5149">
          <text:p/>
        </draw:connector>
        <draw:g draw:style-name="gr2" xml:id="id7" draw:id="id7">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66" draw:text-style-name="P2" draw:layer="layout" svg:width="1.38cm" svg:height="0.677cm" svg:x="33.801cm" svg:y="5.798cm" svg:viewBox="0 0 1381 678" svg:d="M0 678c391 0 1004-214 1268-355s0-323-133-323z">
            <text:p/>
          </draw:path>
          <draw:g draw:style-name="gr4">
            <draw:polygon draw:style-name="gr367" draw:text-style-name="P3" draw:layer="layout" svg:width="0.8cm" svg:height="1.677cm" svg:x="33cm" svg:y="4.798cm" svg:viewBox="0 0 801 1678" draw:points="0,1291 0,0 801,387 801,1678">
              <text:p/>
            </draw:polygon>
            <draw:polygon draw:style-name="gr368" draw:text-style-name="P4" draw:layer="layout" svg:width="1.134cm" svg:height="1.838cm" svg:x="33.801cm" svg:y="4.637cm" svg:viewBox="0 0 1135 1839" draw:points="0,1839 0,548 1135,0 1135,1291">
              <text:p/>
            </draw:polygon>
            <draw:polygon draw:style-name="gr369" draw:text-style-name="P5" draw:layer="layout" svg:width="1.935cm" svg:height="0.935cm" svg:x="33cm" svg:y="4.25cm" svg:viewBox="0 0 1936 936" draw:points="801,936 0,548 1135,0 1936,387">
              <text:p/>
            </draw:polygon>
            <draw:polygon draw:style-name="gr370" draw:text-style-name="P8" draw:layer="layout" svg:width="1.935cm" svg:height="2.225cm" svg:x="33cm" svg:y="4.25cm" svg:viewBox="0 0 1936 2226" draw:points="0,1839 0,548 1135,0 1936,387 1936,1678 801,2226">
              <text:p/>
            </draw:polygon>
            <draw:line draw:style-name="gr371" draw:text-style-name="P6" draw:layer="layout" svg:x1="33.667cm" svg:y1="6.153cm" svg:x2="33.133cm" svg:y2="5.895cm">
              <text:p/>
            </draw:line>
            <draw:line draw:style-name="gr372" draw:text-style-name="P6" draw:layer="layout" svg:x1="33.667cm" svg:y1="6.282cm" svg:x2="33.133cm" svg:y2="6.024cm">
              <text:p/>
            </draw:line>
            <draw:line draw:style-name="gr373" draw:text-style-name="P6" draw:layer="layout" svg:x1="33.667cm" svg:y1="6.218cm" svg:x2="33.133cm" svg:y2="5.96cm">
              <text:p/>
            </draw:line>
            <draw:polyline draw:style-name="gr374" draw:text-style-name="P6" draw:layer="layout" svg:width="0.666cm" svg:height="0.386cm" svg:x="33.066cm" svg:y="4.992cm" svg:viewBox="0 0 667 387" draw:points="667,387 0,65 0,0">
              <text:p/>
            </draw:polyline>
            <draw:polyline draw:style-name="gr375" draw:text-style-name="P6" draw:layer="layout" svg:width="0.655cm" svg:height="0.388cm" svg:x="33.078cm" svg:y="4.99cm" svg:viewBox="0 0 656 389" draw:points="656,389 656,324 0,0">
              <text:p/>
            </draw:polyline>
            <draw:polygon draw:style-name="gr376" draw:text-style-name="P7" draw:layer="layout" svg:width="0.077cm" svg:height="0.113cm" svg:x="33.313cm" svg:y="5.636cm" svg:viewBox="0 0 78 114" draw:points="0,76 0,0 78,38 78,114">
              <text:p/>
            </draw:polygon>
            <draw:line draw:style-name="gr377" draw:text-style-name="P6" draw:layer="layout" svg:x1="33.667cm" svg:y1="6.089cm" svg:x2="33.133cm" svg:y2="5.831cm">
              <text:p/>
            </draw:line>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0deg" draw:border="10%">
      <loext:gradient-stop svg:offset="0" loext:color-type="rgb" loext:color-value="#666666"/>
      <loext:gradient-stop svg:offset="1" loext:color-type="rgb" loext:color-value="#999999"/>
    </draw:gradient>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333333" draw:end-color="#999999" draw:start-intensity="100%" draw:end-intensity="100%" draw:angle="0deg" draw:border="0%">
      <loext:gradient-stop svg:offset="0" loext:color-type="rgb" loext:color-value="#333333"/>
      <loext:gradient-stop svg:offset="1" loext:color-type="rgb" loext:color-value="#999999"/>
    </draw:gradient>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Light_20_Blue_20_Linear_20_L" draw:display-name="Light Blue Linear L" draw:style="linear" draw:start-color="#93d4f0" draw:end-color="#e9f6fc" draw:start-intensity="100%" draw:end-intensity="100%" draw:angle="180deg" draw:border="10%">
      <loext:gradient-stop svg:offset="0" loext:color-type="rgb" loext:color-value="#93d4f0"/>
      <loext:gradient-stop svg:offset="1" loext:color-type="rgb" loext:color-value="#e9f6fc"/>
    </draw:gradient>
    <draw:gradient draw:name="Light_20_Green_20_Axial_20_H" draw:display-name="Light Green Axial H" draw:style="axial" draw:start-color="#ebf7ec" draw:end-color="#c3e8c8" draw:start-intensity="100%" draw:end-intensity="100%" draw:angle="180deg" draw:border="0%">
      <loext:gradient-stop svg:offset="0" loext:color-type="rgb" loext:color-value="#ebf7ec"/>
      <loext:gradient-stop svg:offset="1" loext:color-type="rgb" loext:color-value="#c3e8c8"/>
    </draw:gradient>
    <draw:gradient draw:name="Light_20_Green_20_Linear_20_T" draw:display-name="Light Green Linear T" draw:style="linear" draw:start-color="#c3e8c8" draw:end-color="#ebf7ec" draw:start-intensity="100%" draw:end-intensity="100%" draw:angle="0deg" draw:border="10%">
      <loext:gradient-stop svg:offset="0" loext:color-type="rgb" loext:color-value="#c3e8c8"/>
      <loext:gradient-stop svg:offset="1" loext:color-type="rgb" loext:color-value="#ebf7ec"/>
    </draw:gradient>
    <draw:gradient draw:name="Light_20_Grey_20_Linear_20_B" draw:display-name="Light Grey Linear B"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Purple_20_Linear_20_L" draw:display-name="Light Purple Linear L" draw:style="linear" draw:start-color="#c893c7" draw:end-color="#f4e9f3" draw:start-intensity="100%" draw:end-intensity="100%" draw:angle="180deg" draw:border="10%">
      <loext:gradient-stop svg:offset="0" loext:color-type="rgb" loext:color-value="#c893c7"/>
      <loext:gradient-stop svg:offset="1" loext:color-type="rgb" loext:color-value="#f4e9f3"/>
    </draw:gradient>
    <draw:gradient draw:name="Light_20_Purple_20_Linear_20_T" draw:display-name="Light Purple Linear T"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Square_20_BR" draw:display-name="Light Purple Square BR" draw:style="square" draw:cx="30%" draw:cy="30%" draw:start-color="#c893c7" draw:end-color="#f4e9f3" draw:start-intensity="100%" draw:end-intensity="100%" draw:angle="0deg" draw:border="0%">
      <loext:gradient-stop svg:offset="0" loext:color-type="rgb" loext:color-value="#c893c7"/>
      <loext:gradient-stop svg:offset="1" loext:color-type="rgb" loext:color-value="#f4e9f3"/>
    </draw:gradient>
    <draw:gradient draw:name="Light_20_Red_20_Linear_20_L" draw:display-name="Light Red Linear L" draw:style="linear" draw:start-color="#de8e96" draw:end-color="#f8e8ea" draw:start-intensity="100%" draw:end-intensity="100%" draw:angle="180deg" draw:border="10%">
      <loext:gradient-stop svg:offset="0" loext:color-type="rgb" loext:color-value="#de8e96"/>
      <loext:gradient-stop svg:offset="1" loext:color-type="rgb" loext:color-value="#f8e8ea"/>
    </draw:gradient>
    <draw:gradient draw:name="Light_20_Red_20_Linear_20_T" draw:display-name="Light Red Linear T" draw:style="linear" draw:start-color="#de8e96" draw:end-color="#f8e8ea" draw:start-intensity="100%" draw:end-intensity="100%" draw:angle="0deg" draw:border="10%">
      <loext:gradient-stop svg:offset="0" loext:color-type="rgb" loext:color-value="#de8e96"/>
      <loext:gradient-stop svg:offset="1" loext:color-type="rgb" loext:color-value="#f8e8ea"/>
    </draw:gradient>
    <draw:gradient draw:name="Light_20_Red_20_Square_20_BR" draw:display-name="Light Red Square BR" draw:style="square" draw:cx="30%" draw:cy="30%" draw:start-color="#de8e96" draw:end-color="#f8e8ea" draw:start-intensity="100%" draw:end-intensity="100%" draw:angle="0deg" draw:border="0%">
      <loext:gradient-stop svg:offset="0" loext:color-type="rgb" loext:color-value="#de8e96"/>
      <loext:gradient-stop svg:offset="1" loext:color-type="rgb" loext:color-value="#f8e8ea"/>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Radial" draw:display-name="VRT Light Radial" draw:style="radial" draw:cx="50%" draw:cy="50%" draw:start-color="#0073bc" draw:end-color="#7fb9dd" draw:start-intensity="100%" draw:end-intensity="100%" draw:border="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marker draw:name="Arrow" svg:viewBox="0 0 20 30" svg:d="M10 0l-10 30h20z"/>
    <draw:marker draw:name="Arrowheads_20_8" draw:display-name="Arrowheads 8" svg:viewBox="0 0 20 20" svg:d="M0 20l10-20 10 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03T12:10:09.615000000</meta:creation-date>
    <dc:date>2024-05-03T18:42:04.868000000</dc:date>
    <meta:editing-duration>PT2H44M13S</meta:editing-duration>
    <meta:editing-cycles>11</meta:editing-cycles>
    <meta:generator>LibreOffice/24.2.3.2$Windows_X86_64 LibreOffice_project/433d9c2ded56988e8a90e6b2e771ee4e6a5ab2ba</meta:generator>
    <meta:print-date>2024-05-03T18:39:43.815000000</meta:print-date>
    <meta:printed-by>Archivos PDF</meta:printed-by>
    <meta:document-statistic meta:object-count="439"/>
  </office:meta>
</office:document-meta>
</file>